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c3984" officeooo:paragraph-rsid="001c398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7e58c" officeooo:paragraph-rsid="0027e58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298642" officeooo:paragraph-rsid="002c6aa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27e58c" style:font-size-asian="14.8500003814697pt" style:font-weight-asian="bold" style:font-size-complex="17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fo:font-weight="normal" officeooo:rsid="001e9e2d" officeooo:paragraph-rsid="001e2e91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3pt" fo:font-weight="normal" officeooo:rsid="00252bcd" officeooo:paragraph-rsid="0023c27f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1a57" officeooo:paragraph-rsid="00298642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34fab" officeooo:paragraph-rsid="00334fab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578e0" officeooo:paragraph-rsid="003578e0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78bf0" officeooo:paragraph-rsid="00378bf0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d4ca5" officeooo:paragraph-rsid="003d4ca5" style:font-size-asian="11.3500003814697pt" style:font-weight-asian="normal" style:font-size-complex="13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eae07" officeooo:paragraph-rsid="003eae07" style:font-size-asian="11.3500003814697pt" style:font-weight-asian="normal" style:font-size-complex="13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963a1" officeooo:paragraph-rsid="003963a1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a07a9" officeooo:paragraph-rsid="003a07a9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bold" officeooo:rsid="003b6bf6" officeooo:paragraph-rsid="003b6bf6" style:font-size-asian="11.3500003814697pt" style:font-weight-asian="bold" style:font-size-complex="13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963a1" officeooo:paragraph-rsid="003963a1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a07a9" officeooo:paragraph-rsid="003a07a9" style:font-size-asian="13.1000003814697pt" style:font-weight-asian="bold" style:font-size-complex="15pt" style:font-weight-complex="bold"/>
    </style:style>
    <style:style style:name="P55" style:family="paragraph">
      <style:text-properties style:font-name="Liberation Sans"/>
    </style:style>
    <style:style style:name="P56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end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start" fo:text-indent="0cm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fo:font-weight="bold" officeooo:rsid="002e0a30" style:font-weight-asian="bold" style:font-weight-complex="bold"/>
    </style:style>
    <style:style style:name="T11" style:family="text">
      <style:text-properties officeooo:rsid="0018e36b"/>
    </style:style>
    <style:style style:name="T12" style:family="text">
      <style:text-properties officeooo:rsid="001ab57a"/>
    </style:style>
    <style:style style:name="T13" style:family="text">
      <style:text-properties officeooo:rsid="001bb868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e2e91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e9e2d" style:font-style-asian="normal" style:font-style-complex="normal"/>
    </style:style>
    <style:style style:name="T18" style:family="text">
      <style:text-properties fo:font-style="normal" officeooo:rsid="00205486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e9e2d"/>
    </style:style>
    <style:style style:name="T21" style:family="text">
      <style:text-properties officeooo:rsid="00221b62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font-weight="bold" officeooo:rsid="0023c27f" style:font-weight-asian="bold" style:font-weight-complex="bold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text-position="0% 100%" fo:font-weight="bold" officeooo:rsid="00252bcd" style:font-weight-asian="bold" style:font-weight-complex="bold"/>
    </style:style>
    <style:style style:name="T27" style:family="text">
      <style:text-properties style:text-position="0% 100%" officeooo:rsid="00252bcd"/>
    </style:style>
    <style:style style:name="T28" style:family="text">
      <style:text-properties style:text-position="0% 100%" officeooo:rsid="0027e58c"/>
    </style:style>
    <style:style style:name="T29" style:family="text">
      <style:text-properties officeooo:rsid="00252bcd"/>
    </style:style>
    <style:style style:name="T30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31" style:family="text">
      <style:text-properties fo:font-size="12pt" fo:font-style="italic" officeooo:rsid="003296a4" style:font-size-asian="12pt" style:font-style-asian="italic" style:font-name-complex="Lohit Devanagari1" style:font-size-complex="12pt" style:font-style-complex="italic"/>
    </style:style>
    <style:style style:name="T32" style:family="text">
      <style:text-properties fo:font-size="12pt" fo:font-style="italic" officeooo:rsid="00409f84" style:font-size-asian="12pt" style:font-style-asian="italic" style:font-name-complex="Lohit Devanagari1" style:font-size-complex="12pt" style:font-style-complex="italic"/>
    </style:style>
    <style:style style:name="T33" style:family="text">
      <style:text-properties officeooo:rsid="0028e611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officeooo:rsid="0028e611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fo:font-weight="bold" officeooo:rsid="00293471" style:font-weight-asian="bold" style:font-weight-complex="bold"/>
    </style:style>
    <style:style style:name="T39" style:family="text">
      <style:text-properties style:font-name="Liberation Serif" fo:font-weight="bold" officeooo:rsid="002b1a57" style:font-weight-asian="bold" style:font-weight-complex="bold"/>
    </style:style>
    <style:style style:name="T40" style:family="text">
      <style:text-properties style:font-name="Liberation Serif" fo:font-weight="bold" officeooo:rsid="002fc977" style:font-weight-asian="bold" style:font-weight-complex="bold"/>
    </style:style>
    <style:style style:name="T41" style:family="text">
      <style:text-properties style:font-name="Liberation Serif" fo:font-weight="bold" officeooo:rsid="00334fab" style:font-weight-asian="bold" style:font-weight-complex="bold"/>
    </style:style>
    <style:style style:name="T42" style:family="text">
      <style:text-properties style:font-name="Liberation Serif" officeooo:rsid="00293471"/>
    </style:style>
    <style:style style:name="T43" style:family="text">
      <style:text-properties style:font-name="Liberation Serif" officeooo:rsid="00298642"/>
    </style:style>
    <style:style style:name="T44" style:family="text">
      <style:text-properties style:font-name="Liberation Serif" officeooo:rsid="002b1a57"/>
    </style:style>
    <style:style style:name="T45" style:family="text">
      <style:text-properties style:font-name="Liberation Serif" officeooo:rsid="003254ba"/>
    </style:style>
    <style:style style:name="T46" style:family="text">
      <style:text-properties officeooo:rsid="002c6aa6"/>
    </style:style>
    <style:style style:name="T47" style:family="text">
      <style:text-properties officeooo:rsid="002fc977"/>
    </style:style>
    <style:style style:name="T48" style:family="text">
      <style:text-properties officeooo:rsid="003296a4"/>
    </style:style>
    <style:style style:name="T49" style:family="text">
      <style:text-properties officeooo:rsid="0033bca1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378bf0"/>
    </style:style>
    <style:style style:name="T52" style:family="text">
      <style:text-properties officeooo:rsid="003963a1"/>
    </style:style>
    <style:style style:name="T53" style:family="text">
      <style:text-properties officeooo:rsid="003b6bf6"/>
    </style:style>
    <style:style style:name="T54" style:family="text">
      <style:text-properties officeooo:rsid="003d4ca5"/>
    </style:style>
    <style:style style:name="T55" style:family="text">
      <style:text-properties officeooo:rsid="003eae07"/>
    </style:style>
    <style:style style:name="T56" style:family="text">
      <style:text-properties officeooo:rsid="004081da"/>
    </style:style>
    <style:style style:name="T57" style:family="text">
      <style:text-properties officeooo:rsid="00409f84"/>
    </style:style>
    <style:style style:name="T58" style:family="text">
      <style:text-properties style:font-name="Liberation Sans" fo:font-weight="bold" style:font-weight-asian="bold" style:font-weight-complex="bold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727cm" draw:show-unit="tru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0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Estremità_20_linea_20_15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Estremità_20_linea_20_15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Estremità_20_linea_20_1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Estremità_20_linea_20_15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Estremità_20_linea_20_15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Estremità_20_linea_20_16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6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0.8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1.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2.6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3.1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3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Estremità_20_linea_20_16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46cm" draw:show-unit="true" style:run-through="foreground"/>
      <style:paragraph-properties style:writing-mode="lr-tb"/>
    </style:style>
    <style:style style:name="gr1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0.9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Estremità_20_linea_20_14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Estremità_20_linea_20_14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Estremità_20_linea_20_14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Estremità_20_linea_20_14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Estremità_20_linea_20_14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Estremità_20_linea_20_15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Estremità_20_linea_20_15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Estremità_20_linea_20_15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Estremità_20_linea_20_15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Estremità_20_linea_20_15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3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Estremità_20_linea_20_1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cm" svg:stroke-color="#3465a4" draw:marker-start="" draw:marker-start-width="0.199cm" draw:marker-start-center="false" draw:marker-end="Estremità_20_linea_20_13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Estremità_20_linea_20_1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Estremità_20_linea_20_13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Estremità_20_linea_20_1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Estremità_20_linea_20_1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cm" svg:stroke-color="#3465a4" draw:marker-start="" draw:marker-start-width="0.199cm" draw:marker-start-center="false" draw:marker-end="Estremità_20_linea_20_1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582cm" draw:show-unit="true" style:run-through="foreground"/>
      <style:paragraph-properties style:writing-mode="lr-tb"/>
    </style:style>
    <style:style style:name="gr1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solid" svg:stroke-width="0cm" svg:stroke-color="#3465a4" draw:marker-start="" draw:marker-start-width="0.199cm" draw:marker-start-center="false" draw:marker-end="Estremità_20_linea_20_1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Estremità_20_linea_20_1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Estremità_20_linea_20_1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Estremità_20_linea_20_14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Estremità_20_linea_20_14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Estremità_20_linea_20_14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Estremità_20_linea_20_14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cm" svg:stroke-color="#3465a4" draw:marker-start="" draw:marker-start-width="0.199cm" draw:marker-start-center="false" draw:marker-end="Estremità_20_linea_20_14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/>
    </style:style>
    <style:style style:name="gr19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28cm" draw:show-unit="true" style:run-through="foreground"/>
      <style:paragraph-properties style:writing-mode="lr-tb"/>
    </style:style>
    <style:style style:name="gr2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86cm" fo:min-width="1.1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41cm" fo:min-width="1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Estremità_20_linea_20_1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Estremità_20_linea_20_12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Estremità_20_linea_20_1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Estremità_20_linea_20_1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Estremità_20_linea_20_1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Estremità_20_linea_20_1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3465a4" draw:marker-start="" draw:marker-start-width="0.199cm" draw:marker-start-center="false" draw:marker-end="Estremità_20_linea_20_1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Estremità_20_linea_20_1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svg:stroke-width="0cm" svg:stroke-color="#3465a4" draw:marker-start="" draw:marker-start-width="0.199cm" draw:marker-start-center="false" draw:marker-end="Estremità_20_linea_20_1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cm" svg:stroke-color="#3465a4" draw:marker-start="" draw:marker-start-width="0.199cm" draw:marker-start-center="false" draw:marker-end="Estremità_20_linea_20_1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solid" svg:stroke-width="0cm" svg:stroke-color="#3465a4" draw:marker-start="" draw:marker-start-width="0.199cm" draw:marker-start-center="false" draw:marker-end="Estremità_20_linea_20_12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8" style:family="graphic">
      <style:graphic-properties draw:stroke="solid" svg:stroke-width="0cm" svg:stroke-color="#3465a4" draw:marker-start="" draw:marker-start-width="0.199cm" draw:marker-start-center="false" draw:marker-end="Estremità_20_linea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svg:stroke-width="0cm" svg:stroke-color="#3465a4" draw:marker-start="" draw:marker-start-width="0.199cm" draw:marker-start-center="false" draw:marker-end="Estremità_20_linea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svg:stroke-width="0cm" svg:stroke-color="#3465a4" draw:marker-start="" draw:marker-start-width="0.199cm" draw:marker-start-center="false" draw:marker-end="Estremità_20_linea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svg:stroke-width="0cm" svg:stroke-color="#3465a4" draw:marker-start="" draw:marker-start-width="0.199cm" draw:marker-start-center="false" draw:marker-end="Estremità_20_linea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svg:stroke-width="0cm" svg:stroke-color="#3465a4" draw:marker-start="" draw:marker-start-width="0.199cm" draw:marker-start-center="false" draw:marker-end="Estremità_20_linea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svg:stroke-width="0cm" svg:stroke-color="#3465a4" draw:marker-start="" draw:marker-start-width="0.199cm" draw:marker-start-center="false" draw:marker-end="Estremità_20_linea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cm" svg:stroke-color="#3465a4" draw:marker-start="" draw:marker-start-width="0.199cm" draw:marker-start-center="false" draw:marker-end="Estremità_20_linea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svg:stroke-width="0cm" svg:stroke-color="#3465a4" draw:marker-start="" draw:marker-start-width="0.199cm" draw:marker-start-center="false" draw:marker-end="Estremità_20_linea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cm" svg:stroke-color="#3465a4" draw:marker-start="" draw:marker-start-width="0.199cm" draw:marker-start-center="false" draw:marker-end="Estremità_20_linea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cm" svg:stroke-color="#3465a4" draw:marker-start="" draw:marker-start-width="0.199cm" draw:marker-start-center="false" draw:marker-end="Estremità_20_linea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cm" svg:stroke-color="#3465a4" draw:marker-start="" draw:marker-start-width="0.199cm" draw:marker-start-center="false" draw:marker-end="Estremità_20_linea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cm" svg:stroke-color="#3465a4" draw:marker-start="" draw:marker-start-width="0.199cm" draw:marker-start-center="false" draw:marker-end="Estremità_20_linea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cm" svg:stroke-color="#3465a4" draw:marker-start="" draw:marker-start-width="0.199cm" draw:marker-start-center="false" draw:marker-end="Estremità_20_linea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Estremità_20_linea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cm" svg:stroke-color="#3465a4" draw:marker-start="" draw:marker-start-width="0.199cm" draw:marker-start-center="false" draw:marker-end="Estremità_20_linea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3465a4" draw:marker-start="" draw:marker-start-width="0.199cm" draw:marker-start-center="false" draw:marker-end="Estremità_20_linea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Estremità_20_linea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cm" svg:stroke-color="#3465a4" draw:marker-start="" draw:marker-start-width="0.199cm" draw:marker-start-center="false" draw:marker-end="Estremità_20_linea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svg:stroke-width="0cm" svg:stroke-color="#3465a4" draw:marker-start="" draw:marker-start-width="0.199cm" draw:marker-start-center="false" draw:marker-end="Estremità_20_linea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svg:stroke-width="0cm" svg:stroke-color="#3465a4" draw:marker-start="" draw:marker-start-width="0.199cm" draw:marker-start-center="false" draw:marker-end="Estremità_20_linea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cm" svg:stroke-color="#3465a4" draw:marker-start="" draw:marker-start-width="0.199cm" draw:marker-start-center="false" draw:marker-end="Estremità_20_linea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3465a4" draw:marker-start="" draw:marker-start-width="0.199cm" draw:marker-start-center="false" draw:marker-end="Estremità_20_linea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3465a4" draw:marker-start="" draw:marker-start-width="0.199cm" draw:marker-start-center="false" draw:marker-end="Estremità_20_linea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cm" svg:stroke-color="#3465a4" draw:marker-start="" draw:marker-start-width="0.199cm" draw:marker-start-center="false" draw:marker-end="Estremità_20_linea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cm" svg:stroke-color="#3465a4" draw:marker-start="" draw:marker-start-width="0.199cm" draw:marker-start-center="false" draw:marker-end="Estremità_20_linea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cm" svg:stroke-color="#3465a4" draw:marker-start="" draw:marker-start-width="0.199cm" draw:marker-start-center="false" draw:marker-end="Estremità_20_linea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solid" svg:stroke-width="0cm" svg:stroke-color="#3465a4" draw:marker-start="" draw:marker-start-width="0.199cm" draw:marker-start-center="false" draw:marker-end="Estremità_20_linea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cm" svg:stroke-color="#3465a4" draw:marker-start="" draw:marker-start-width="0.199cm" draw:marker-start-center="false" draw:marker-end="Estremità_20_linea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cm" svg:stroke-color="#3465a4" draw:marker-start="" draw:marker-start-width="0.199cm" draw:marker-start-center="false" draw:marker-end="Estremità_20_linea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svg:stroke-width="0cm" svg:stroke-color="#3465a4" draw:marker-start="" draw:marker-start-width="0.199cm" draw:marker-start-center="false" draw:marker-end="Estremità_20_linea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3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1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svg:stroke-width="0cm" svg:stroke-color="#3465a4" draw:marker-start="" draw:marker-start-width="0.199cm" draw:marker-start-center="false" draw:marker-end="Estremità_20_linea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solid" svg:stroke-width="0cm" svg:stroke-color="#3465a4" draw:marker-start="" draw:marker-start-width="0.199cm" draw:marker-start-center="false" draw:marker-end="Estremità_20_linea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solid" svg:stroke-width="0cm" svg:stroke-color="#3465a4" draw:marker-start="" draw:marker-start-width="0.199cm" draw:marker-start-center="false" draw:marker-end="Estremità_20_linea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solid" svg:stroke-width="0cm" svg:stroke-color="#3465a4" draw:marker-start="" draw:marker-start-width="0.199cm" draw:marker-start-center="false" draw:marker-end="Estremità_20_linea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solid" svg:stroke-width="0cm" svg:stroke-color="#3465a4" draw:marker-start="" draw:marker-start-width="0.199cm" draw:marker-start-center="false" draw:marker-end="Estremità_20_linea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solid" svg:stroke-width="0cm" svg:stroke-color="#3465a4" draw:marker-start="" draw:marker-start-width="0.199cm" draw:marker-start-center="false" draw:marker-end="Estremità_20_linea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solid" svg:stroke-width="0cm" svg:stroke-color="#3465a4" draw:marker-start="" draw:marker-start-width="0.199cm" draw:marker-start-center="false" draw:marker-end="Estremità_20_linea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solid" svg:stroke-width="0cm" svg:stroke-color="#3465a4" draw:marker-start="" draw:marker-start-width="0.199cm" draw:marker-start-center="false" draw:marker-end="Estremità_20_linea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3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69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4" style:family="graphic">
      <style:graphic-properties draw:stroke="solid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solid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solid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solid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solid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solid" svg:stroke-width="0cm" svg:stroke-color="#3465a4" draw:marker-start="" draw:marker-start-width="0.199cm" draw:marker-start-center="false" draw:marker-end="Estremità_20_linea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solid" svg:stroke-width="0cm" svg:stroke-color="#3465a4" draw:marker-start="" draw:marker-start-width="0.199cm" draw:marker-start-center="false" draw:marker-end="Estremità_20_linea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2.1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1" style:family="graphic">
      <style:graphic-properties draw:stroke="solid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solid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solid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solid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solid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solid" svg:stroke-width="0cm" svg:stroke-color="#3465a4" draw:marker-start="" draw:marker-start-width="0.199cm" draw:marker-start-center="false" draw:marker-end="Estremità_20_line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solid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solid" svg:stroke-width="0cm" svg:stroke-color="#3465a4" draw:marker-start="" draw:marker-start-width="0.199cm" draw:marker-start-center="false" draw:marker-end="Estremità_20_line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solid" svg:stroke-width="0cm" svg:stroke-color="#3465a4" draw:marker-start="" draw:marker-start-width="0.199cm" draw:marker-start-center="false" draw:marker-end="Estremità_20_line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1" style:family="graphic">
      <style:graphic-properties draw:stroke="solid" svg:stroke-width="0cm" svg:stroke-color="#3465a4" draw:marker-start="" draw:marker-start-width="0.199cm" draw:marker-start-center="false" draw:marker-end="Estremità_20_line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solid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4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5">L’algoritmo</text:p>
      <text:p text:style-name="P6">L’algoritmo per la lettura di barcode è molto semplice, e comprende di una parte di campionamento in OpenCL e una di decodifica in Python:</text:p>
      <text:p text:style-name="P6"><draw:frame draw:style-name="fr1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271"><draw:custom-shape draw:style-name="gr415" draw:text-style-name="P91" xml:id="id123" draw:id="id123" svg:width="5.084cm" svg:height="0.929cm" svg:x="0.503cm" svg:y="0cm"><text:p text:style-name="P90"><text:span text:style-name="T64">Campionamen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16" draw:text-style-name="P96" xml:id="id124" draw:id="id124" svg:width="5.086cm" svg:height="0.927cm" svg:x="0.499cm" svg:y="1.392cm"><text:p text:style-name="P90"><text:span text:style-name="T64">Immagin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17" draw:text-style-name="P91" xml:id="id125" draw:id="id125" svg:width="5.084cm" svg:height="0.93cm" svg:x="0.503cm" svg:y="2.778cm"><text:p text:style-name="P90"><text:span text:style-name="T64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8" draw:text-style-name="P91" xml:id="id126" draw:id="id126" svg:width="5.086cm" svg:height="0.929cm" svg:x="1.424cm" svg:y="4.175cm"><text:p text:style-name="P90"><text:span text:style-name="T64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8" draw:text-style-name="P98" xml:id="id127" draw:id="id127" svg:width="5.086cm" svg:height="0.929cm" svg:x="1.424cm" svg:y="5.563cm"><text:p text:style-name="P97"><text:span text:style-name="T66">Run-length encod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9" draw:text-style-name="P91" xml:id="id128" draw:id="id128" svg:width="5.083cm" svg:height="0.927cm" svg:x="4.66cm" svg:y="6.955cm"><text:p text:style-name="P90"><text:span text:style-name="T64">Minimo e massi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8" draw:text-style-name="P98" xml:id="id129" draw:id="id129" svg:width="5.086cm" svg:height="0.929cm" svg:x="1.424cm" svg:y="8.343cm"><text:p text:style-name="P97"><text:span text:style-name="T66">Normalizzazio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0" draw:text-style-name="P91" xml:id="id130" draw:id="id130" svg:width="5.086cm" svg:height="0.93cm" svg:x="1.424cm" svg:y="9.737cm"><text:p text:style-name="P90"><text:span text:style-name="T64">Run-length decoding</text:span></text:p><draw:enhanced-geometry svg:viewBox="0 0 21600 21600" draw:mirror-horizontal="false" draw:mirror-vertical="false" draw:type="rectangle" draw:enhanced-path="M 0 0 L 21600 0 21600 21600 0 21600 0 0 Z N"/></draw:custom-shape><draw:connector draw:style-name="gr421" draw:text-style-name="P93" draw:type="line" svg:x1="3.044cm" svg:y1="0.928cm" svg:x2="3.043cm" svg:y2="1.392cm" draw:start-shape="id123" draw:start-glue-point="2" draw:end-shape="id124" draw:end-glue-point="5" svg:d="M3044 928l-1 464" svg:viewBox="0 0 4 466"><text:p/></draw:connector><draw:connector draw:style-name="gr422" draw:text-style-name="P93" draw:type="line" svg:x1="3.041cm" svg:y1="2.318cm" svg:x2="3.044cm" svg:y2="2.778cm" draw:start-shape="id124" draw:end-shape="id125" svg:d="M3041 2318l3 460" svg:viewBox="0 0 5 462"><text:p/></draw:connector><draw:connector draw:style-name="gr423" draw:text-style-name="P93" draw:type="line" svg:x1="3.045cm" svg:y1="3.708cm" svg:x2="3.966cm" svg:y2="4.175cm" draw:start-shape="id125" draw:start-glue-point="2" draw:end-shape="id126" svg:d="M3045 3708l921 467" svg:viewBox="0 0 923 469"><text:p/></draw:connector><draw:connector draw:style-name="gr424" draw:text-style-name="P93" draw:type="line" svg:x1="3.965cm" svg:y1="5.103cm" svg:x2="3.965cm" svg:y2="5.563cm" draw:start-shape="id126" draw:start-glue-point="2" draw:end-shape="id127" draw:end-glue-point="0" svg:d="M3965 5103v460" svg:viewBox="0 0 2 462"><text:p/></draw:connector><draw:connector draw:style-name="gr425" draw:text-style-name="P93" draw:type="line" svg:x1="3.965cm" svg:y1="6.491cm" svg:x2="7.2cm" svg:y2="6.955cm" draw:start-shape="id127" draw:start-glue-point="2" draw:end-shape="id128" draw:end-glue-point="0" svg:d="M3965 6491l3235 464" svg:viewBox="0 0 3237 466"><text:p/></draw:connector><draw:connector draw:style-name="gr426" draw:text-style-name="P93" draw:type="line" svg:x1="7.2cm" svg:y1="7.881cm" svg:x2="3.965cm" svg:y2="8.343cm" draw:start-shape="id128" draw:start-glue-point="2" draw:end-shape="id129" draw:end-glue-point="0" svg:d="M7200 7881l-3235 462" svg:viewBox="0 0 3237 464"><text:p/></draw:connector><draw:connector draw:style-name="gr427" draw:text-style-name="P93" draw:type="line" svg:x1="3.965cm" svg:y1="6.491cm" svg:x2="3.965cm" svg:y2="8.343cm" draw:start-shape="id127" draw:start-glue-point="2" draw:end-shape="id129" draw:end-glue-point="0" svg:d="M3965 6491v1852" svg:viewBox="0 0 2 1854"><text:p/></draw:connector><draw:connector draw:style-name="gr428" draw:text-style-name="P93" draw:type="line" svg:x1="3.965cm" svg:y1="9.271cm" svg:x2="3.965cm" svg:y2="9.737cm" draw:start-shape="id129" draw:start-glue-point="2" draw:end-shape="id130" draw:end-glue-point="0" svg:d="M3965 9271v466" svg:viewBox="0 0 2 467"><text:p/></draw:connector><draw:connector draw:style-name="gr429" draw:text-style-name="P93" draw:type="line" svg:x1="3.965cm" svg:y1="10.666cm" svg:x2="3.965cm" svg:y2="11.128cm" draw:start-shape="id130" draw:start-glue-point="2" draw:end-shape="id131" draw:end-glue-point="5" svg:d="M3965 10666v462" svg:viewBox="0 0 2 464"><text:p/></draw:connector><draw:custom-shape draw:style-name="gr430" draw:text-style-name="P91" xml:id="id131" draw:id="id131" svg:width="5.083cm" svg:height="0.927cm" svg:x="1.424cm" svg:y="11.128cm"><text:p text:style-name="P90"><text:span text:style-name="T64">Sequenza di outpu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431" draw:text-style-name="P93" svg:x1="0.503cm" svg:y1="3.242cm" svg:x2="0.503cm" svg:y2="12.982cm" draw:start-shape="id125" draw:start-glue-point="3" draw:end-shape="id132" draw:end-glue-point="3" svg:d="M503 3242h-501v9740h501" svg:viewBox="0 0 503 9742"><text:p/></draw:connector><draw:custom-shape draw:style-name="gr415" draw:text-style-name="P91" xml:id="id132" draw:id="id132" svg:width="5.084cm" svg:height="0.929cm" svg:x="0.503cm" svg:y="12.518cm"><text:p text:style-name="P90"><text:span text:style-name="T64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32" draw:text-style-name="P93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29">(Device)</text:span></text:p></draw:text-box></draw:frame><draw:frame draw:style-name="fr1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271"><draw:custom-shape draw:style-name="gr396" draw:text-style-name="P89" xml:id="id119" draw:id="id119" svg:width="3.837cm" svg:height="1.02cm" svg:x="0.505cm" svg:y="0cm"><text:p text:style-name="P88"><text:span text:style-name="T64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7" draw:text-style-name="P91" xml:id="id120" draw:id="id120" svg:width="3.837cm" svg:height="1.022cm" svg:x="0.505cm" svg:y="1.531cm"><text:p text:style-name="P90"><text:span text:style-name="T64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98" draw:text-style-name="P91" xml:id="id121" draw:id="id121" svg:width="3.837cm" svg:height="1.024cm" svg:x="0.505cm" svg:y="3.06cm"><text:p text:style-name="P90"><text:span text:style-name="T64">Rimozione duplicati</text:span></text:p><draw:enhanced-geometry svg:viewBox="0 0 21600 21600" draw:type="rectangle" draw:enhanced-path="M 0 0 L 21600 0 21600 21600 0 21600 0 0 Z N"/></draw:custom-shape><draw:custom-shape draw:style-name="gr399" draw:text-style-name="P91" xml:id="id115" draw:id="id115" svg:width="3.837cm" svg:height="1.02cm" svg:x="0.505cm" svg:y="4.595cm"><text:p text:style-name="P90"><text:span text:style-name="T64">Per ogni sequenza</text:span></text:p><draw:enhanced-geometry svg:viewBox="0 0 21600 21600" draw:type="rectangle" draw:enhanced-path="M 0 0 L 21600 0 21600 21600 0 21600 0 0 Z N"/></draw:custom-shape><draw:custom-shape draw:style-name="gr400" draw:text-style-name="P92" svg:width="2.442cm" svg:height="1.024cm" svg:x="5.736cm" svg:y="5.103cm"><text:p text:style-name="P90"><text:span text:style-name="T64">EAN-13</text:span></text:p><draw:enhanced-geometry svg:viewBox="0 0 21600 21600" draw:type="rectangle" draw:enhanced-path="M 0 0 L 21600 0 21600 21600 0 21600 0 0 Z N"/></draw:custom-shape><draw:custom-shape draw:style-name="gr401" draw:text-style-name="P92" svg:width="2.442cm" svg:height="1.02cm" svg:x="5.736cm" svg:y="6.638cm"><text:p text:style-name="P90"><text:span text:style-name="T64">UPC-12</text:span></text:p><draw:enhanced-geometry svg:viewBox="0 0 21600 21600" draw:type="rectangle" draw:enhanced-path="M 0 0 L 21600 0 21600 21600 0 21600 0 0 Z N"/></draw:custom-shape><draw:custom-shape draw:style-name="gr402" draw:text-style-name="P92" svg:width="2.442cm" svg:height="1.022cm" svg:x="5.736cm" svg:y="8.167cm"><text:p text:style-name="P90"><text:span text:style-name="T64">C128</text:span></text:p><draw:enhanced-geometry svg:viewBox="0 0 21600 21600" draw:type="rectangle" draw:enhanced-path="M 0 0 L 21600 0 21600 21600 0 21600 0 0 Z N"/></draw:custom-shape><draw:custom-shape draw:style-name="gr397" draw:text-style-name="P91" xml:id="id117" draw:id="id117" svg:width="3.837cm" svg:height="1.022cm" svg:x="0.505cm" svg:y="9.188cm"><text:p text:style-name="P90"><text:span text:style-name="T64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03" draw:text-style-name="P91" xml:id="id116" draw:id="id116" svg:width="3.837cm" svg:height="2.042cm" svg:x="0.505cm" svg:y="6.126cm"><text:p text:style-name="P90"><text:span text:style-name="T64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04" draw:text-style-name="P93" draw:type="line" svg:x1="2.422cm" svg:y1="5.614cm" svg:x2="2.424cm" svg:y2="6.126cm" draw:start-shape="id115" draw:start-glue-point="2" draw:end-shape="id116" draw:end-glue-point="4" svg:d="M2422 5614l2 512" svg:viewBox="0 0 4 513"><text:p/></draw:connector><draw:connector draw:style-name="gr405" draw:text-style-name="P93" draw:type="line" svg:x1="2.424cm" svg:y1="8.167cm" svg:x2="2.424cm" svg:y2="9.188cm" draw:start-shape="id116" draw:start-glue-point="6" draw:end-shape="id117" draw:end-glue-point="5" svg:d="M2424 8167v1021" svg:viewBox="0 0 2 1023"><text:p/></draw:connector><draw:connector draw:style-name="gr406" draw:text-style-name="P93" svg:x1="0.504cm" svg:y1="5.105cm" svg:x2="0.76cm" svg:y2="9.7cm" draw:start-shape="id115" draw:start-glue-point="3" draw:end-shape="id117" draw:end-glue-point="9" svg:d="M504 5105h-502v4595h758" svg:viewBox="0 0 760 4597"><text:p/></draw:connector><draw:custom-shape draw:style-name="gr396" draw:text-style-name="P89" xml:id="id118" draw:id="id118" svg:width="3.837cm" svg:height="1.02cm" svg:x="0.505cm" svg:y="10.721cm"><text:p text:style-name="P88"><text:span text:style-name="T64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07" draw:text-style-name="P93" draw:type="line" svg:x1="2.424cm" svg:y1="10.209cm" svg:x2="2.422cm" svg:y2="10.721cm" draw:start-shape="id117" draw:start-glue-point="8" draw:end-shape="id118" draw:end-glue-point="0" svg:d="M2424 10209l-2 512" svg:viewBox="0 0 4 513"><text:p/></draw:connector><draw:connector draw:style-name="gr408" draw:text-style-name="P93" draw:type="line" svg:x1="2.422cm" svg:y1="1.02cm" svg:x2="2.424cm" svg:y2="1.531cm" draw:start-shape="id119" draw:start-glue-point="2" draw:end-shape="id120" draw:end-glue-point="5" svg:d="M2422 1020l2 511" svg:viewBox="0 0 4 513"><text:p/></draw:connector><draw:connector draw:style-name="gr409" draw:text-style-name="P93" draw:type="line" svg:x1="2.424cm" svg:y1="2.552cm" svg:x2="2.422cm" svg:y2="3.06cm" draw:start-shape="id120" draw:start-glue-point="8" draw:end-shape="id121" draw:end-glue-point="0" svg:d="M2424 2552l-2 508" svg:viewBox="0 0 4 510"><text:p/></draw:connector><draw:connector draw:style-name="gr410" draw:text-style-name="P93" draw:type="line" svg:x1="2.422cm" svg:y1="4.083cm" svg:x2="2.422cm" svg:y2="4.595cm" draw:start-shape="id121" draw:start-glue-point="2" draw:end-shape="id115" draw:end-glue-point="0" svg:d="M2422 4083v512" svg:viewBox="0 0 2 513"><text:p/></draw:connector><draw:frame draw:style-name="gr411" draw:text-style-name="P94" svg:width="2.966cm" svg:height="1.022cm" svg:x="2.422cm" svg:y="8.167cm"><draw:text-box><text:p text:style-name="P75"><text:span text:style-name="T65">Seq. valida</text:span></text:p></draw:text-box></draw:frame><draw:custom-shape draw:style-name="gr412" draw:text-style-name="P93" xml:id="id122" draw:id="id122" svg:width="3.139cm" svg:height="5.104cm" svg:x="5.387cm" svg:y="4.595cm"><text:p/><draw:enhanced-geometry svg:viewBox="0 0 21600 21600" draw:type="rectangle" draw:enhanced-path="M 0 0 L 21600 0 21600 21600 0 21600 0 0 Z N"/></draw:custom-shape><draw:frame draw:style-name="gr413" draw:text-style-name="P95" svg:width="2.643cm" svg:height="0.77cm" svg:x="5.387cm" svg:y="3.771cm"><draw:text-box><text:p text:style-name="P75"><text:span text:style-name="T66">Decodificatori</text:span></text:p></draw:text-box></draw:frame><draw:connector draw:style-name="gr414" draw:text-style-name="P93" draw:type="line" svg:x1="5.387cm" svg:y1="7.146cm" svg:x2="4.341cm" svg:y2="7.147cm" draw:start-shape="id122" draw:start-glue-point="3" draw:end-shape="id116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29">(</text:span><text:span text:style-name="T30">Host</text:span><text:span text:style-name="T29">)</text:span></text:p></draw:text-box></draw:frame></text:p>
      <text:p text:style-name="P7"><text:soft-page-break/></text:p>
      <text:p text:style-name="P24">OpenCL <text:span text:style-name="T12">e operazioni ridondanti</text:span>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nel programma.</text:p>
      <text:p text:style-name="P18"/>
      <text:p text:style-name="P19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2">Nel progetto è </text:span><text:span text:style-name="T21">usato in quasi tutti i kernel.</text:span></text:p>
      <text:p text:style-name="P18"/>
      <text:p text:style-name="P18"><draw:frame draw:style-name="fr3" draw:name="Cornice3" text:anchor-type="paragraph" svg:y="0.067cm" svg:width="12.437cm" draw:z-index="4"><draw:text-box fo:min-height="8.389cm"><text:p text:style-name="Drawing"><draw:g text:anchor-type="paragraph" draw:z-index="5" draw:name="Forma3" draw:style-name="gr361"><draw:custom-shape draw:style-name="gr362" draw:text-style-name="P81" xml:id="id103" draw:id="id103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363" draw:text-style-name="P81" xml:id="id113" draw:id="id113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363" draw:text-style-name="P81" xml:id="id105" draw:id="id105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363" draw:text-style-name="P81" xml:id="id114" draw:id="id114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364" draw:text-style-name="P82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365" draw:text-style-name="P82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366" draw:text-style-name="P82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367" draw:text-style-name="P82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366" draw:text-style-name="P82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365" draw:text-style-name="P82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364" draw:text-style-name="P82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364" draw:text-style-name="P82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368" draw:text-style-name="P83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369" draw:text-style-name="P83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369" draw:text-style-name="P83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369" draw:text-style-name="P83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370" draw:text-style-name="P81" xml:id="id104" draw:id="id104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371" draw:text-style-name="P81" xml:id="id108" draw:id="id108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372" draw:text-style-name="P81" xml:id="id106" draw:id="id106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373" draw:text-style-name="P81" xml:id="id111" draw:id="id111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374" draw:text-style-name="P82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375" draw:text-style-name="P82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376" draw:text-style-name="P82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376" draw:text-style-name="P82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377" draw:text-style-name="P83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379" draw:text-style-name="P83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380" draw:text-style-name="P83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377" draw:text-style-name="P83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363" draw:text-style-name="P81" xml:id="id107" draw:id="id107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381" draw:text-style-name="P81" xml:id="id109" draw:id="id109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382" draw:text-style-name="P81" xml:id="id110" draw:id="id110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382" draw:text-style-name="P81" xml:id="id112" draw:id="id112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377" draw:text-style-name="P83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379" draw:text-style-name="P83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380" draw:text-style-name="P83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377" draw:text-style-name="P83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378" draw:text-style-name="P83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380" draw:text-style-name="P83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379" draw:text-style-name="P83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379" draw:text-style-name="P83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383" draw:text-style-name="P84" draw:type="line" svg:x1="2.639cm" svg:y1="2.831cm" svg:x2="5.909cm" svg:y2="3.26cm" draw:start-shape="id103" draw:start-glue-point="2" draw:end-shape="id104" draw:end-glue-point="0" svg:d="M2639 2831l3270 429" svg:viewBox="0 0 3272 430"><text:p/></draw:connector><draw:connector draw:style-name="gr384" draw:text-style-name="P84" draw:type="line" svg:x1="4.274cm" svg:y1="2.831cm" svg:x2="7.541cm" svg:y2="3.26cm" draw:start-shape="id105" draw:start-glue-point="2" draw:end-shape="id106" draw:end-glue-point="0" svg:d="M4274 2831l3267 429" svg:viewBox="0 0 3268 430"><text:p/></draw:connector><draw:connector draw:style-name="gr385" draw:text-style-name="P84" draw:type="line" svg:x1="5.909cm" svg:y1="3.898cm" svg:x2="9.178cm" svg:y2="4.327cm" draw:start-shape="id104" draw:start-glue-point="2" draw:end-shape="id107" draw:end-glue-point="0" svg:d="M5909 3898l3269 429" svg:viewBox="0 0 3270 430"><text:p/></draw:connector><draw:connector draw:style-name="gr386" draw:text-style-name="P84" draw:type="line" svg:x1="6.726cm" svg:y1="3.898cm" svg:x2="9.994cm" svg:y2="4.327cm" draw:start-shape="id108" draw:start-glue-point="2" draw:end-shape="id109" draw:end-glue-point="0" svg:d="M6726 3898l3268 429" svg:viewBox="0 0 3270 430"><text:p/></draw:connector><draw:connector draw:style-name="gr387" draw:text-style-name="P84" draw:type="line" svg:x1="7.541cm" svg:y1="3.898cm" svg:x2="10.811cm" svg:y2="4.327cm" draw:start-shape="id106" draw:start-glue-point="2" draw:end-shape="id110" draw:end-glue-point="0" svg:d="M7541 3898l3270 429" svg:viewBox="0 0 3272 430"><text:p/></draw:connector><draw:connector draw:style-name="gr388" draw:text-style-name="P84" draw:type="line" svg:x1="8.359cm" svg:y1="3.898cm" svg:x2="11.629cm" svg:y2="4.327cm" draw:start-shape="id111" draw:start-glue-point="2" draw:end-shape="id112" draw:end-glue-point="0" svg:d="M8359 3898l3270 429" svg:viewBox="0 0 3272 430"><text:p/></draw:connector><draw:connector draw:style-name="gr389" draw:text-style-name="P84" draw:type="line" svg:x1="3.457cm" svg:y1="2.831cm" svg:x2="6.726cm" svg:y2="3.26cm" draw:start-shape="id113" draw:start-glue-point="2" draw:end-shape="id108" draw:end-glue-point="0" svg:d="M3457 2831l3269 429" svg:viewBox="0 0 3270 430"><text:p/></draw:connector><draw:connector draw:style-name="gr390" draw:text-style-name="P84" draw:type="line" svg:x1="5.091cm" svg:y1="2.831cm" svg:x2="8.359cm" svg:y2="3.26cm" draw:start-shape="id114" draw:start-glue-point="2" draw:end-shape="id111" draw:end-glue-point="0" svg:d="M5091 2831l3268 429" svg:viewBox="0 0 3270 430"><text:p/></draw:connector><draw:measure draw:style-name="gr391" draw:text-style-name="P77" svg:x1="2.23cm" svg:y1="1.764cm" svg:x2="5.42cm" svg:y2="1.764cm"><text:p text:style-name="P57"><text:span text:style-name="T59">workgroup</text:span></text:p></draw:measure><draw:frame draw:style-name="gr392" draw:text-style-name="P85" svg:width="0.639cm" svg:height="0.699cm" svg:x="1.591cm" svg:y="2.296cm"><draw:text-box><text:p text:style-name="P71"><text:span text:style-name="T63">1</text:span></text:p></draw:text-box></draw:frame><draw:frame draw:style-name="gr393" draw:text-style-name="P77" svg:width="0.571cm" svg:height="0.699cm" svg:x="1.66cm" svg:y="3.363cm"><draw:text-box><text:p text:style-name="P71"><text:span text:style-name="T59">2</text:span></text:p></draw:text-box></draw:frame><draw:frame draw:style-name="gr394" draw:text-style-name="P77" svg:width="0.639cm" svg:height="0.699cm" svg:x="1.591cm" svg:y="4.45cm"><draw:text-box><text:p text:style-name="P71"><text:span text:style-name="T59">3</text:span></text:p></draw:text-box></draw:frame><draw:frame draw:style-name="gr395" draw:text-style-name="P86" svg:width="2.167cm" svg:height="1.146cm" svg:x="0cm" svg:y="5.477cm"><draw:text-box><text:p text:style-name="P64"><text:span text:style-name="T59">Risultato</text:span></text:p></draw:text-box></draw:frame><draw:frame draw:style-name="gr394" draw:text-style-name="P87" svg:width="10.207cm" svg:height="0.699cm" svg:x="2.23cm" svg:y="6.563cm"><draw:text-box><text:p text:style-name="P75"><text:span text:style-name="T59">In blu le finestre in lavorazione</text:span></text:p></draw:text-box></draw:frame><draw:frame draw:style-name="gr394" draw:text-style-name="P87" svg:width="10.207cm" svg:height="0.699cm" svg:x="2.23cm" svg:y="7.096cm"><draw:text-box><text:p text:style-name="P75"><text:span text:style-name="T59">In grigio le finestre da processare</text:span></text:p></draw:text-box></draw:frame><draw:frame draw:style-name="gr394" draw:text-style-name="P87" svg:width="10.207cm" svg:height="0.699cm" svg:x="2.23cm" svg:y="7.629cm"><draw:text-box><text:p text:style-name="P75"><text:span text:style-name="T59">In verde le finestre processa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1">restituisce un nuovo array</text:span><text:span text:style-name="T7">. In OpenCL map è l’operazione più semplice e imbarazzantemente parallela da eseguire.</text:span></text:p>
      <text:p text:style-name="P6"/>
      <text:p text:style-name="P20">Reduce</text:p>
      <text:p text:style-name="P10">L’operazione di reduce permette <text:span text:style-name="T20">di produrre </text:span>un valore da un set di dati usando una funzione <text:span text:style-name="T12">operante su di un accumulatore e ogni elemento dell’array. In OpenCL </text:span><text:span text:style-name="T13">non è banale come operazione e l’implementazione nel progetto usa cooperazione tra thread.</text:span></text:p>
      <text:p text:style-name="P11">In dettaglio, l’algoritmo lavora su <text:span text:style-name="T15">di un array di scratch e u</text:span>n generatore di potenze di due, a partire da <text:span text:style-name="T9">n=2</text:span><text:span text:style-name="T23">1</text:span> fino alla potenza uguale o minore della dimensione della riga:</text:p>
      <text:p text:style-name="P12">per ogni potenza generata, sia <text:span text:style-name="T14">n </text:span><text:span text:style-name="T16">la potenza, </text:span><text:span text:style-name="T14">mask</text:span><text:span text:style-name="T16"> e </text:span><text:span text:style-name="T14">middle </text:span><text:span text:style-name="T16">sono rispettivamente l’AND bitwise tra l’</text:span><text:span text:style-name="T14">id del thread locale e n-1</text:span><text:span text:style-name="T19"> –</text:span><text:span text:style-name="T16"> mask virtualmente suddivide l’array in gruppi di dimensione </text:span><text:span text:style-name="T14">n</text:span><text:span text:style-name="T16"> e numerati </text:span><text:span text:style-name="T19">–</text:span><text:span text:style-name="T16">, e </text:span><text:span text:style-name="T14">n/2</text:span><text:span text:style-name="T16"> per middle, che indica l’elemento centrale nei sottogruppi </text:span><text:soft-page-break/><text:span text:style-name="T16">indicati da </text:span><text:span text:style-name="T14">mask</text:span><text:span text:style-name="T16">, dunque viene eseguita una sliding window sui dati di input e selezionati solo gli elementi cui </text:span><text:span text:style-name="T14">mask = 0</text:span><text:span text:style-name="T16">, ovvero il primo elemento nel sottogruppo virtuale, </text:span><text:span text:style-name="T19">la funzione di riduzione dovrà essere eseguita tra il primo elemento del sottogruppo</text:span><text:span text:style-name="T16"> che </text:span><text:span text:style-name="T18">servirà</text:span><text:span text:style-name="T16"> da accumulatore </text:span><text:span text:style-name="T19">e quello centrale</text:span><text:span text:style-name="T16">. Per ogni iterazione sul generatore di potenze, il valore dell’accumulatore si sposterà a sinistra, </text:span><text:span text:style-name="T17">il risultato si troverà sul primo elemento dell’array di scratch.</text:span></text:p>
      <text:p text:style-name="P29"/>
      <text:p text:style-name="P6"><draw:frame draw:style-name="fr3" draw:name="Cornice4" text:anchor-type="paragraph" svg:y="0.002cm" svg:width="18.468cm" draw:z-index="6"><draw:text-box fo:min-height="11.799cm"><text:p text:style-name="Drawing"><draw:g text:anchor-type="paragraph" draw:z-index="7" draw:name="Forma4" draw:style-name="gr271"><draw:custom-shape draw:style-name="gr329" draw:text-style-name="P70" svg:width="1.089cm" svg:height="0.983cm" svg:x="1.087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0" draw:text-style-name="P58" svg:width="1.084cm" svg:height="0.983cm" svg:x="2.175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1" draw:text-style-name="P70" svg:width="1.087cm" svg:height="0.983cm" svg:x="3.258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2" draw:text-style-name="P58" svg:width="1.089cm" svg:height="0.983cm" svg:x="4.344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3" draw:text-style-name="P70" svg:width="1.086cm" svg:height="0.983cm" svg:x="5.433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4" draw:text-style-name="P58" svg:width="1.086cm" svg:height="0.983cm" svg:x="6.518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29" draw:text-style-name="P70" svg:width="1.089cm" svg:height="0.983cm" svg:x="7.602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4" draw:text-style-name="P58" svg:width="1.086cm" svg:height="0.983cm" svg:x="8.691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1" draw:text-style-name="P70" svg:width="1.087cm" svg:height="0.983cm" svg:x="9.775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5" draw:text-style-name="P58" svg:width="1.087cm" svg:height="0.983cm" svg:x="10.862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3" draw:text-style-name="P70" svg:width="1.086cm" svg:height="0.983cm" svg:x="11.949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5" draw:text-style-name="P58" svg:width="1.087cm" svg:height="0.983cm" svg:x="13.033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6" draw:text-style-name="P70" svg:width="1.089cm" svg:height="0.981cm" svg:x="1.087cm" svg:y="3.54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7" draw:text-style-name="P68" svg:width="1.084cm" svg:height="0.981cm" svg:x="2.175cm" svg:y="3.54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8" draw:text-style-name="P58" svg:width="1.087cm" svg:height="0.981cm" svg:x="3.258cm" svg:y="3.54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39" draw:text-style-name="P68" svg:width="1.089cm" svg:height="0.981cm" svg:x="4.344cm" svg:y="3.54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40" draw:text-style-name="P70" svg:width="1.086cm" svg:height="0.981cm" svg:x="5.433cm" svg:y="3.54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6.518cm" svg:y="3.54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42" draw:text-style-name="P58" svg:width="1.089cm" svg:height="0.981cm" svg:x="7.602cm" svg:y="3.54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8.691cm" svg:y="3.54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43" draw:text-style-name="P70" svg:width="1.087cm" svg:height="0.981cm" svg:x="14.12cm" svg:y="3.54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15.206cm" svg:y="3.54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8" draw:text-style-name="P58" svg:width="1.087cm" svg:height="0.981cm" svg:x="16.291cm" svg:y="3.54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7.378cm" svg:y="3.54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36" draw:text-style-name="P70" svg:width="1.089cm" svg:height="0.981cm" svg:x="1.087cm" svg:y="5.3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7" draw:text-style-name="P68" svg:width="1.084cm" svg:height="0.981cm" svg:x="2.175cm" svg:y="5.3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3.258cm" svg:y="5.3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39" draw:text-style-name="P68" svg:width="1.089cm" svg:height="0.981cm" svg:x="4.344cm" svg:y="5.3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45" draw:text-style-name="P58" svg:width="1.086cm" svg:height="0.981cm" svg:x="5.433cm" svg:y="5.35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6.518cm" svg:y="5.35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339" draw:text-style-name="P68" svg:width="1.089cm" svg:height="0.981cm" svg:x="7.602cm" svg:y="5.35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8.691cm" svg:y="5.35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343" draw:text-style-name="P70" svg:width="1.087cm" svg:height="0.981cm" svg:x="9.775cm" svg:y="5.3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0.862cm" svg:y="5.3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11.949cm" svg:y="5.3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3.033cm" svg:y="5.3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31" draw:text-style-name="P70" svg:width="1.087cm" svg:height="0.983cm" svg:x="14.12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4" draw:text-style-name="P58" svg:width="1.086cm" svg:height="0.983cm" svg:x="15.206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31" draw:text-style-name="P70" svg:width="1.087cm" svg:height="0.983cm" svg:x="16.291cm" svg:y="1.64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35" draw:text-style-name="P58" svg:width="1.087cm" svg:height="0.983cm" svg:x="17.378cm" svg:y="1.64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43" draw:text-style-name="P70" svg:width="1.087cm" svg:height="0.981cm" svg:x="9.775cm" svg:y="3.54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0.862cm" svg:y="3.54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45" draw:text-style-name="P58" svg:width="1.086cm" svg:height="0.981cm" svg:x="11.949cm" svg:y="3.54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3.033cm" svg:y="3.54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38" draw:text-style-name="P58" svg:width="1.087cm" svg:height="0.981cm" svg:x="14.12cm" svg:y="5.35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341" draw:text-style-name="P68" svg:width="1.086cm" svg:height="0.981cm" svg:x="15.206cm" svg:y="5.35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6.291cm" svg:y="5.35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344" draw:text-style-name="P68" svg:width="1.087cm" svg:height="0.981cm" svg:x="17.378cm" svg:y="5.35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346" draw:text-style-name="P59" svg:width="1.089cm" svg:height="0.981cm" svg:x="1.087cm" svg:y="0cm"><text:p text:style-name="P57"><text:span text:style-name="T59">i=0</text:span></text:p><draw:enhanced-geometry svg:viewBox="0 0 21600 21600" draw:type="rectangle" draw:enhanced-path="M 0 0 L 21600 0 21600 21600 0 21600 0 0 Z N"/></draw:custom-shape><draw:custom-shape draw:style-name="gr347" draw:text-style-name="P59" svg:width="1.084cm" svg:height="0.981cm" svg:x="2.175cm" svg:y="0cm"><text:p text:style-name="P57"><text:span text:style-name="T59">i=1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3.258cm" svg:y="0cm"><text:p text:style-name="P57"><text:span text:style-name="T59">i=2</text:span></text:p><draw:enhanced-geometry svg:viewBox="0 0 21600 21600" draw:type="rectangle" draw:enhanced-path="M 0 0 L 21600 0 21600 21600 0 21600 0 0 Z N"/></draw:custom-shape><draw:custom-shape draw:style-name="gr346" draw:text-style-name="P59" svg:width="1.089cm" svg:height="0.981cm" svg:x="4.344cm" svg:y="0cm"><text:p text:style-name="P57"><text:span text:style-name="T59">i=3</text:span></text:p><draw:enhanced-geometry svg:viewBox="0 0 21600 21600" draw:type="rectangle" draw:enhanced-path="M 0 0 L 21600 0 21600 21600 0 21600 0 0 Z N"/></draw:custom-shape><draw:custom-shape draw:style-name="gr349" draw:text-style-name="P59" svg:width="1.086cm" svg:height="0.981cm" svg:x="5.433cm" svg:y="0cm"><text:p text:style-name="P57"><text:span text:style-name="T59">i=4</text:span></text:p><draw:enhanced-geometry svg:viewBox="0 0 21600 21600" draw:type="rectangle" draw:enhanced-path="M 0 0 L 21600 0 21600 21600 0 21600 0 0 Z N"/></draw:custom-shape><draw:custom-shape draw:style-name="gr349" draw:text-style-name="P59" svg:width="1.086cm" svg:height="0.981cm" svg:x="6.518cm" svg:y="0cm"><text:p text:style-name="P57"><text:span text:style-name="T59">i=5</text:span></text:p><draw:enhanced-geometry svg:viewBox="0 0 21600 21600" draw:type="rectangle" draw:enhanced-path="M 0 0 L 21600 0 21600 21600 0 21600 0 0 Z N"/></draw:custom-shape><draw:custom-shape draw:style-name="gr346" draw:text-style-name="P59" svg:width="1.089cm" svg:height="0.981cm" svg:x="7.602cm" svg:y="0cm"><text:p text:style-name="P57"><text:span text:style-name="T59">i=6</text:span></text:p><draw:enhanced-geometry svg:viewBox="0 0 21600 21600" draw:type="rectangle" draw:enhanced-path="M 0 0 L 21600 0 21600 21600 0 21600 0 0 Z N"/></draw:custom-shape><draw:custom-shape draw:style-name="gr349" draw:text-style-name="P59" svg:width="1.086cm" svg:height="0.981cm" svg:x="8.691cm" svg:y="0cm"><text:p text:style-name="P57"><text:span text:style-name="T59">i=7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9.775cm" svg:y="0cm"><text:p text:style-name="P57"><text:span text:style-name="T59">i=8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10.862cm" svg:y="0cm"><text:p text:style-name="P57"><text:span text:style-name="T59">i=9</text:span></text:p><draw:enhanced-geometry svg:viewBox="0 0 21600 21600" draw:type="rectangle" draw:enhanced-path="M 0 0 L 21600 0 21600 21600 0 21600 0 0 Z N"/></draw:custom-shape><draw:custom-shape draw:style-name="gr349" draw:text-style-name="P59" svg:width="1.086cm" svg:height="0.981cm" svg:x="11.949cm" svg:y="0cm"><text:p text:style-name="P57"><text:span text:style-name="T59">i=10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13.033cm" svg:y="0cm"><text:p text:style-name="P57"><text:span text:style-name="T59">i=11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14.12cm" svg:y="0cm"><text:p text:style-name="P57"><text:span text:style-name="T59">i=12</text:span></text:p><draw:enhanced-geometry svg:viewBox="0 0 21600 21600" draw:type="rectangle" draw:enhanced-path="M 0 0 L 21600 0 21600 21600 0 21600 0 0 Z N"/></draw:custom-shape><draw:custom-shape draw:style-name="gr349" draw:text-style-name="P59" svg:width="1.086cm" svg:height="0.981cm" svg:x="15.206cm" svg:y="0cm"><text:p text:style-name="P57"><text:span text:style-name="T59">i=13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16.291cm" svg:y="0cm"><text:p text:style-name="P57"><text:span text:style-name="T59">i=14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17.378cm" svg:y="0cm"><text:p text:style-name="P57"><text:span text:style-name="T59">i=15</text:span></text:p><draw:enhanced-geometry svg:viewBox="0 0 21600 21600" draw:type="rectangle" draw:enhanced-path="M 0 0 L 21600 0 21600 21600 0 21600 0 0 Z N"/></draw:custom-shape><draw:custom-shape draw:style-name="gr350" draw:text-style-name="P59" svg:width="1.087cm" svg:height="0.983cm" svg:x="0cm" svg:y="1.646cm"><text:p text:style-name="P57"><text:span text:style-name="T59">n=2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0cm" svg:y="3.545cm"><text:p text:style-name="P57"><text:span text:style-name="T59">n=4</text:span></text:p><draw:enhanced-geometry svg:viewBox="0 0 21600 21600" draw:type="rectangle" draw:enhanced-path="M 0 0 L 21600 0 21600 21600 0 21600 0 0 Z N"/></draw:custom-shape><draw:custom-shape draw:style-name="gr348" draw:text-style-name="P59" svg:width="1.087cm" svg:height="0.981cm" svg:x="0cm" svg:y="5.35cm"><text:p text:style-name="P57"><text:span text:style-name="T59">n=8</text:span></text:p><draw:enhanced-geometry svg:viewBox="0 0 21600 21600" draw:type="rectangle" draw:enhanced-path="M 0 0 L 21600 0 21600 21600 0 21600 0 0 Z N"/></draw:custom-shape><draw:measure draw:style-name="gr351" draw:text-style-name="P77" svg:x1="1.087cm" svg:y1="1.646cm" svg:x2="3.205cm" svg:y2="1.646cm"><text:p text:style-name="P57"><text:span text:style-name="T59">Gruppo di 2</text:span></text:p></draw:measure><draw:measure draw:style-name="gr351" draw:text-style-name="P79" svg:x1="1.087cm" svg:y1="3.545cm" svg:x2="5.433cm" svg:y2="3.545cm"><text:p text:style-name="P78"><text:span text:style-name="T61">Gruppo di 4</text:span></text:p></draw:measure><draw:measure draw:style-name="gr351" draw:text-style-name="P67" svg:x1="1.087cm" svg:y1="5.35cm" svg:x2="9.775cm" svg:y2="5.35cm"><text:p text:style-name="P66"><text:span text:style-name="T61">Gruppo di 8</text:span></text:p></draw:measure><draw:custom-shape draw:style-name="gr352" draw:text-style-name="P70" svg:width="1.089cm" svg:height="0.98cm" svg:x="1.087cm" svg:y="7.2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353" draw:text-style-name="P68" svg:width="1.084cm" svg:height="0.98cm" svg:x="2.175cm" svg:y="7.2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354" draw:text-style-name="P68" svg:width="1.087cm" svg:height="0.98cm" svg:x="3.258cm" svg:y="7.25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355" draw:text-style-name="P68" svg:width="1.089cm" svg:height="0.98cm" svg:x="4.344cm" svg:y="7.25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356" draw:text-style-name="P80" svg:width="1.086cm" svg:height="0.98cm" svg:x="5.433cm" svg:y="7.25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357" draw:text-style-name="P68" svg:width="1.086cm" svg:height="0.98cm" svg:x="6.518cm" svg:y="7.25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355" draw:text-style-name="P68" svg:width="1.089cm" svg:height="0.98cm" svg:x="7.602cm" svg:y="7.25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357" draw:text-style-name="P68" svg:width="1.086cm" svg:height="0.98cm" svg:x="8.691cm" svg:y="7.25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358" draw:text-style-name="P58" svg:width="1.087cm" svg:height="0.98cm" svg:x="9.775cm" svg:y="7.25cm"><text:p text:style-name="P57"><text:span text:style-name="T59">8</text:span></text:p><draw:enhanced-geometry svg:viewBox="0 0 21600 21600" draw:type="rectangle" draw:enhanced-path="M 0 0 L 21600 0 21600 21600 0 21600 0 0 Z N"/></draw:custom-shape><draw:custom-shape draw:style-name="gr354" draw:text-style-name="P68" svg:width="1.087cm" svg:height="0.98cm" svg:x="10.862cm" svg:y="7.25cm"><text:p text:style-name="P57"><text:span text:style-name="T59">9</text:span></text:p><draw:enhanced-geometry svg:viewBox="0 0 21600 21600" draw:type="rectangle" draw:enhanced-path="M 0 0 L 21600 0 21600 21600 0 21600 0 0 Z N"/></draw:custom-shape><draw:custom-shape draw:style-name="gr357" draw:text-style-name="P68" svg:width="1.086cm" svg:height="0.98cm" svg:x="11.949cm" svg:y="7.25cm"><text:p text:style-name="P57"><text:span text:style-name="T59">10</text:span></text:p><draw:enhanced-geometry svg:viewBox="0 0 21600 21600" draw:type="rectangle" draw:enhanced-path="M 0 0 L 21600 0 21600 21600 0 21600 0 0 Z N"/></draw:custom-shape><draw:custom-shape draw:style-name="gr354" draw:text-style-name="P68" svg:width="1.087cm" svg:height="0.98cm" svg:x="13.033cm" svg:y="7.25cm"><text:p text:style-name="P57"><text:span text:style-name="T59">11</text:span></text:p><draw:enhanced-geometry svg:viewBox="0 0 21600 21600" draw:type="rectangle" draw:enhanced-path="M 0 0 L 21600 0 21600 21600 0 21600 0 0 Z N"/></draw:custom-shape><draw:custom-shape draw:style-name="gr359" draw:text-style-name="P80" svg:width="1.087cm" svg:height="0.98cm" svg:x="14.12cm" svg:y="7.25cm"><text:p text:style-name="P57"><text:span text:style-name="T59">12</text:span></text:p><draw:enhanced-geometry svg:viewBox="0 0 21600 21600" draw:type="rectangle" draw:enhanced-path="M 0 0 L 21600 0 21600 21600 0 21600 0 0 Z N"/></draw:custom-shape><draw:custom-shape draw:style-name="gr357" draw:text-style-name="P68" svg:width="1.086cm" svg:height="0.98cm" svg:x="15.206cm" svg:y="7.25cm"><text:p text:style-name="P57"><text:span text:style-name="T59">13</text:span></text:p><draw:enhanced-geometry svg:viewBox="0 0 21600 21600" draw:type="rectangle" draw:enhanced-path="M 0 0 L 21600 0 21600 21600 0 21600 0 0 Z N"/></draw:custom-shape><draw:custom-shape draw:style-name="gr354" draw:text-style-name="P68" svg:width="1.087cm" svg:height="0.98cm" svg:x="16.291cm" svg:y="7.25cm"><text:p text:style-name="P57"><text:span text:style-name="T59">14</text:span></text:p><draw:enhanced-geometry svg:viewBox="0 0 21600 21600" draw:type="rectangle" draw:enhanced-path="M 0 0 L 21600 0 21600 21600 0 21600 0 0 Z N"/></draw:custom-shape><draw:custom-shape draw:style-name="gr354" draw:text-style-name="P68" svg:width="1.087cm" svg:height="0.98cm" svg:x="17.378cm" svg:y="7.25cm"><text:p text:style-name="P57"><text:span text:style-name="T59">15</text:span></text:p><draw:enhanced-geometry svg:viewBox="0 0 21600 21600" draw:type="rectangle" draw:enhanced-path="M 0 0 L 21600 0 21600 21600 0 21600 0 0 Z N"/></draw:custom-shape><draw:custom-shape draw:style-name="gr360" draw:text-style-name="P59" svg:width="1.087cm" svg:height="0.98cm" svg:x="0cm" svg:y="7.25cm"><text:p text:style-name="P57"><text:span text:style-name="T59">n=16</text:span></text:p><draw:enhanced-geometry svg:viewBox="0 0 21600 21600" draw:type="rectangle" draw:enhanced-path="M 0 0 L 21600 0 21600 21600 0 21600 0 0 Z N"/></draw:custom-shape><draw:measure draw:style-name="gr351" draw:text-style-name="P67" svg:x1="1.087cm" svg:y1="7.25cm" svg:x2="18.464cm" svg:y2="7.25cm"><text:p text:style-name="P66"><text:span text:style-name="T61">Gruppo di 16</text:span></text:p></draw:measure><draw:frame draw:style-name="gr297" draw:text-style-name="P76" svg:width="17.38cm" svg:height="2.484cm" svg:x="1.087cm" svg:y="9.313cm"><draw:text-box><text:p text:style-name="P75"><text:span text:style-name="T61">All’interno delle celle il valore </text:span><text:span text:style-name="T62">mask = i&amp;(n-1)</text:span></text:p><text:p text:style-name="P75"><text:span text:style-name="T61">In verde </text:span><text:span text:style-name="T62">mask == 0</text:span></text:p><text:p text:style-name="P75"><text:span text:style-name="T61">In grigio </text:span><text:span text:style-name="T62">mask != 0</text:span></text:p><text:p text:style-name="P75"><text:span text:style-name="T61">In blu </text:span><text:span text:style-name="T62">mask == mid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21">Scan o prefix sum</text:p>
      <text:p text:style-name="P13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4">Come per reduce, scan è stato implementato con un generatore di potenze di 2 a partire da <text:span text:style-name="T8">n=2</text:span><text:span text:style-name="T22">0</text:span><text:span text:style-name="T24">, </text:span><text:span text:style-name="T25">toggle </text:span><text:span text:style-name="T24">e </text:span><text:span text:style-name="T25">step</text:span><text:span text:style-name="T24"> sono definiti come l’AND bitwise tra </text:span><text:span text:style-name="T25">l’id locale del thread </text:span><text:span text:style-name="T24">e </text:span><text:span text:style-name="T25">n</text:span><text:span text:style-name="T24">, e l’AND bitwise tra </text:span><text:span text:style-name="T25">l’id locale del thread</text:span><text:span text:style-name="T24"> e </text:span><text:span text:style-name="T25">n-1</text:span><text:span text:style-name="T24">, rispettivamente </text:span><text:span text:style-name="T25">toggle</text:span><text:span text:style-name="T24"> indica </text:span><text:span text:style-name="T27">i</text:span><text:span text:style-name="T24"> gruppi virtuali cui deve proseguire </text:span><text:span text:style-name="T28">l’esecuzione</text:span><text:span text:style-name="T24">, </text:span><text:span text:style-name="T25">step</text:span><text:span text:style-name="T24"> il proprio indice nel gruppo, </text:span><text:span text:style-name="T27">per ogni elemento nei gruppi cui toggle è diverso da zero, l’elemento verrà sommato con </text:span><text:span text:style-name="T26">step – 1</text:span><text:span text:style-name="T27">.</text:span></text:p>
      <text:p text:style-name="P30"/>
      <text:p text:style-name="P26">Campionamento in OpenCL</text:p>
      <text:p text:style-name="P15">Per campionare l’immagine e trovare le possibili sequenze di barcode, il programma opera su ogni riga dell’immagine in modo indipendente, il primo passo abbastanza banale è la sogliatura, in questo passo vengono eseguiti su una griglia <text:span text:style-name="T8">( h, w/4 )</text:span> - h è l’altezza </text:p>
      <text:p text:style-name="P6"><draw:frame draw:style-name="fr3" draw:name="Cornice5" text:anchor-type="paragraph" svg:y="0.002cm" svg:width="17.306cm" draw:z-index="8"><draw:text-box fo:min-height="9.615cm"><text:p text:style-name="Drawing"><draw:g text:anchor-type="paragraph" draw:z-index="9" draw:name="Forma5" draw:style-name="gr271"><draw:custom-shape draw:style-name="gr272" draw:text-style-name="P58" xml:id="id56" draw:id="id56" svg:width="1.019cm" svg:height="0.754cm" svg:x="1.02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3" draw:text-style-name="P70" xml:id="id57" draw:id="id57" svg:width="1.017cm" svg:height="0.754cm" svg:x="2.037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2" draw:text-style-name="P58" xml:id="id74" draw:id="id74" svg:width="1.019cm" svg:height="0.754cm" svg:x="3.053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4" draw:text-style-name="P70" xml:id="id75" draw:id="id75" svg:width="1.02cm" svg:height="0.754cm" svg:x="4.071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2" draw:text-style-name="P58" xml:id="id76" draw:id="id76" svg:width="1.019cm" svg:height="0.754cm" svg:x="5.091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3" draw:text-style-name="P70" xml:id="id77" draw:id="id77" svg:width="1.017cm" svg:height="0.754cm" svg:x="6.108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5" draw:text-style-name="P58" xml:id="id78" draw:id="id78" svg:width="1.02cm" svg:height="0.754cm" svg:x="7.124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3" draw:text-style-name="P70" xml:id="id79" draw:id="id79" svg:width="1.017cm" svg:height="0.754cm" svg:x="8.144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2" draw:text-style-name="P58" xml:id="id80" draw:id="id80" svg:width="1.019cm" svg:height="0.754cm" svg:x="9.16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6" draw:text-style-name="P70" xml:id="id81" draw:id="id81" svg:width="1.019cm" svg:height="0.754cm" svg:x="10.178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2" draw:text-style-name="P58" xml:id="id82" draw:id="id82" svg:width="1.019cm" svg:height="0.754cm" svg:x="11.195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6" draw:text-style-name="P70" xml:id="id83" draw:id="id83" svg:width="1.019cm" svg:height="0.754cm" svg:x="12.213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7" draw:text-style-name="P68" svg:width="1.019cm" svg:height="0.75cm" svg:x="1.02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8" draw:text-style-name="P58" xml:id="id58" draw:id="id58" svg:width="1.017cm" svg:height="0.75cm" svg:x="2.037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79" draw:text-style-name="P70" xml:id="id90" draw:id="id90" svg:width="1.019cm" svg:height="0.75cm" svg:x="3.053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0" draw:text-style-name="P70" xml:id="id59" draw:id="id59" svg:width="1.02cm" svg:height="0.75cm" svg:x="4.071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77" draw:text-style-name="P68" svg:width="1.019cm" svg:height="0.75cm" svg:x="5.091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8" draw:text-style-name="P58" xml:id="id88" draw:id="id88" svg:width="1.017cm" svg:height="0.75cm" svg:x="6.108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0" draw:text-style-name="P70" xml:id="id102" draw:id="id102" svg:width="1.02cm" svg:height="0.75cm" svg:x="7.124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1" draw:text-style-name="P70" xml:id="id89" draw:id="id89" svg:width="1.017cm" svg:height="0.75cm" svg:x="8.144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77" draw:text-style-name="P68" svg:width="1.019cm" svg:height="0.75cm" svg:x="13.231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8" draw:text-style-name="P58" xml:id="id94" draw:id="id94" svg:width="1.017cm" svg:height="0.75cm" svg:x="14.249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79" draw:text-style-name="P70" xml:id="id95" draw:id="id95" svg:width="1.019cm" svg:height="0.75cm" svg:x="15.265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0" draw:text-style-name="P70" xml:id="id96" draw:id="id96" svg:width="1.02cm" svg:height="0.75cm" svg:x="16.282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1.02cm" svg:y="4.09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3" draw:text-style-name="P68" svg:width="1.017cm" svg:height="0.752cm" svg:x="2.037cm" svg:y="4.09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3.053cm" svg:y="4.096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84" draw:text-style-name="P58" xml:id="id60" draw:id="id60" svg:width="1.02cm" svg:height="0.752cm" svg:x="4.071cm" svg:y="4.096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85" draw:text-style-name="P70" xml:id="id61" draw:id="id61" svg:width="1.019cm" svg:height="0.752cm" svg:x="5.091cm" svg:y="4.09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6" draw:text-style-name="P70" xml:id="id62" draw:id="id62" svg:width="1.017cm" svg:height="0.752cm" svg:x="6.108cm" svg:y="4.09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7" draw:text-style-name="P70" xml:id="id63" draw:id="id63" svg:width="1.02cm" svg:height="0.752cm" svg:x="7.124cm" svg:y="4.096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86" draw:text-style-name="P70" xml:id="id64" draw:id="id64" svg:width="1.017cm" svg:height="0.752cm" svg:x="8.144cm" svg:y="4.096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9.16cm" svg:y="4.09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10.178cm" svg:y="4.09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11.195cm" svg:y="4.096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88" draw:text-style-name="P58" xml:id="id97" draw:id="id97" svg:width="1.019cm" svg:height="0.752cm" svg:x="12.213cm" svg:y="4.096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72" draw:text-style-name="P58" xml:id="id84" draw:id="id84" svg:width="1.019cm" svg:height="0.754cm" svg:x="13.231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3" draw:text-style-name="P70" xml:id="id85" draw:id="id85" svg:width="1.017cm" svg:height="0.754cm" svg:x="14.249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2" draw:text-style-name="P58" xml:id="id86" draw:id="id86" svg:width="1.019cm" svg:height="0.754cm" svg:x="15.265cm" svg:y="1.25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4" draw:text-style-name="P70" xml:id="id87" draw:id="id87" svg:width="1.02cm" svg:height="0.754cm" svg:x="16.282cm" svg:y="1.259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7" draw:text-style-name="P68" svg:width="1.019cm" svg:height="0.75cm" svg:x="9.16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9" draw:text-style-name="P58" xml:id="id91" draw:id="id91" svg:width="1.019cm" svg:height="0.75cm" svg:x="10.178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79" draw:text-style-name="P70" xml:id="id92" draw:id="id92" svg:width="1.019cm" svg:height="0.75cm" svg:x="11.195cm" svg:y="2.715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79" draw:text-style-name="P70" xml:id="id93" draw:id="id93" svg:width="1.019cm" svg:height="0.75cm" svg:x="12.213cm" svg:y="2.715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5" draw:text-style-name="P70" xml:id="id101" draw:id="id101" svg:width="1.019cm" svg:height="0.752cm" svg:x="13.231cm" svg:y="4.096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6" draw:text-style-name="P70" xml:id="id100" draw:id="id100" svg:width="1.017cm" svg:height="0.752cm" svg:x="14.249cm" svg:y="4.096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5" draw:text-style-name="P70" xml:id="id99" draw:id="id99" svg:width="1.019cm" svg:height="0.752cm" svg:x="15.265cm" svg:y="4.096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87" draw:text-style-name="P70" xml:id="id98" draw:id="id98" svg:width="1.02cm" svg:height="0.752cm" svg:x="16.282cm" svg:y="4.096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.02cm" svg:y="0cm"><text:p text:style-name="P57"><text:span text:style-name="T59">i=0</text:span></text:p><draw:enhanced-geometry svg:viewBox="0 0 21600 21600" draw:type="rectangle" draw:enhanced-path="M 0 0 L 21600 0 21600 21600 0 21600 0 0 Z N"/></draw:custom-shape><draw:custom-shape draw:style-name="gr291" draw:text-style-name="P59" svg:width="1.017cm" svg:height="0.752cm" svg:x="2.037cm" svg:y="0cm"><text:p text:style-name="P57"><text:span text:style-name="T59">i=1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3.053cm" svg:y="0cm"><text:p text:style-name="P57"><text:span text:style-name="T59">i=2</text:span></text:p><draw:enhanced-geometry svg:viewBox="0 0 21600 21600" draw:type="rectangle" draw:enhanced-path="M 0 0 L 21600 0 21600 21600 0 21600 0 0 Z N"/></draw:custom-shape><draw:custom-shape draw:style-name="gr292" draw:text-style-name="P59" svg:width="1.02cm" svg:height="0.752cm" svg:x="4.071cm" svg:y="0cm"><text:p text:style-name="P57"><text:span text:style-name="T59">i=3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5.091cm" svg:y="0cm"><text:p text:style-name="P57"><text:span text:style-name="T59">i=4</text:span></text:p><draw:enhanced-geometry svg:viewBox="0 0 21600 21600" draw:type="rectangle" draw:enhanced-path="M 0 0 L 21600 0 21600 21600 0 21600 0 0 Z N"/></draw:custom-shape><draw:custom-shape draw:style-name="gr291" draw:text-style-name="P59" svg:width="1.017cm" svg:height="0.752cm" svg:x="6.108cm" svg:y="0cm"><text:p text:style-name="P57"><text:span text:style-name="T59">i=5</text:span></text:p><draw:enhanced-geometry svg:viewBox="0 0 21600 21600" draw:type="rectangle" draw:enhanced-path="M 0 0 L 21600 0 21600 21600 0 21600 0 0 Z N"/></draw:custom-shape><draw:custom-shape draw:style-name="gr292" draw:text-style-name="P59" svg:width="1.02cm" svg:height="0.752cm" svg:x="7.124cm" svg:y="0cm"><text:p text:style-name="P57"><text:span text:style-name="T59">i=6</text:span></text:p><draw:enhanced-geometry svg:viewBox="0 0 21600 21600" draw:type="rectangle" draw:enhanced-path="M 0 0 L 21600 0 21600 21600 0 21600 0 0 Z N"/></draw:custom-shape><draw:custom-shape draw:style-name="gr291" draw:text-style-name="P59" svg:width="1.017cm" svg:height="0.752cm" svg:x="8.144cm" svg:y="0cm"><text:p text:style-name="P57"><text:span text:style-name="T59">i=</text:span><text:span text:style-name="T59">7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9.16cm" svg:y="0cm"><text:p text:style-name="P57"><text:span text:style-name="T59">i=8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0.178cm" svg:y="0cm"><text:p text:style-name="P57"><text:span text:style-name="T59">i=9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1.195cm" svg:y="0cm"><text:p text:style-name="P57"><text:span text:style-name="T59">i=10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2.213cm" svg:y="0cm"><text:p text:style-name="P57"><text:span text:style-name="T59">i=11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3.231cm" svg:y="0cm"><text:p text:style-name="P57"><text:span text:style-name="T59">i=</text:span><text:span text:style-name="T59">12</text:span></text:p><draw:enhanced-geometry svg:viewBox="0 0 21600 21600" draw:type="rectangle" draw:enhanced-path="M 0 0 L 21600 0 21600 21600 0 21600 0 0 Z N"/></draw:custom-shape><draw:custom-shape draw:style-name="gr291" draw:text-style-name="P59" svg:width="1.017cm" svg:height="0.752cm" svg:x="14.249cm" svg:y="0cm"><text:p text:style-name="P57"><text:span text:style-name="T59">i=</text:span><text:span text:style-name="T59">13</text:span></text:p><draw:enhanced-geometry svg:viewBox="0 0 21600 21600" draw:type="rectangle" draw:enhanced-path="M 0 0 L 21600 0 21600 21600 0 21600 0 0 Z N"/></draw:custom-shape><draw:custom-shape draw:style-name="gr290" draw:text-style-name="P59" svg:width="1.019cm" svg:height="0.752cm" svg:x="15.265cm" svg:y="0cm"><text:p text:style-name="P57"><text:span text:style-name="T59">i=14</text:span></text:p><draw:enhanced-geometry svg:viewBox="0 0 21600 21600" draw:type="rectangle" draw:enhanced-path="M 0 0 L 21600 0 21600 21600 0 21600 0 0 Z N"/></draw:custom-shape><draw:custom-shape draw:style-name="gr292" draw:text-style-name="P59" svg:width="1.02cm" svg:height="0.752cm" svg:x="16.282cm" svg:y="0cm"><text:p text:style-name="P57"><text:span text:style-name="T59">i=15</text:span></text:p><draw:enhanced-geometry svg:viewBox="0 0 21600 21600" draw:type="rectangle" draw:enhanced-path="M 0 0 L 21600 0 21600 21600 0 21600 0 0 Z N"/></draw:custom-shape><draw:custom-shape draw:style-name="gr293" draw:text-style-name="P59" svg:width="1.02cm" svg:height="0.754cm" svg:x="0cm" svg:y="1.259cm"><text:p text:style-name="P57"><text:span text:style-name="T59">n=1</text:span></text:p><draw:enhanced-geometry svg:viewBox="0 0 21600 21600" draw:type="rectangle" draw:enhanced-path="M 0 0 L 21600 0 21600 21600 0 21600 0 0 Z N"/></draw:custom-shape><draw:custom-shape draw:style-name="gr294" draw:text-style-name="P59" svg:width="1.02cm" svg:height="0.75cm" svg:x="0cm" svg:y="2.715cm"><text:p text:style-name="P57"><text:span text:style-name="T59">n=2</text:span></text:p><draw:enhanced-geometry svg:viewBox="0 0 21600 21600" draw:type="rectangle" draw:enhanced-path="M 0 0 L 21600 0 21600 21600 0 21600 0 0 Z N"/></draw:custom-shape><draw:custom-shape draw:style-name="gr292" draw:text-style-name="P59" svg:width="1.02cm" svg:height="0.752cm" svg:x="0cm" svg:y="4.096cm"><text:p text:style-name="P57"><text:span text:style-name="T59">n=</text:span><text:span text:style-name="T59">4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1.02cm" svg:y="5.54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3" draw:text-style-name="P68" svg:width="1.017cm" svg:height="0.752cm" svg:x="2.037cm" svg:y="5.549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3.053cm" svg:y="5.549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95" draw:text-style-name="P68" svg:width="1.02cm" svg:height="0.752cm" svg:x="4.071cm" svg:y="5.549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82" draw:text-style-name="P68" svg:width="1.019cm" svg:height="0.752cm" svg:x="5.091cm" svg:y="5.549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283" draw:text-style-name="P68" svg:width="1.017cm" svg:height="0.752cm" svg:x="6.108cm" svg:y="5.549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295" draw:text-style-name="P68" svg:width="1.02cm" svg:height="0.752cm" svg:x="7.124cm" svg:y="5.549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296" draw:text-style-name="P58" xml:id="id65" draw:id="id65" svg:width="1.017cm" svg:height="0.752cm" svg:x="8.144cm" svg:y="5.549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292" draw:text-style-name="P59" svg:width="1.02cm" svg:height="0.752cm" svg:x="0cm" svg:y="5.549cm"><text:p text:style-name="P57"><text:span text:style-name="T59">n</text:span><text:span text:style-name="T59">=</text:span><text:span text:style-name="T59">8</text:span></text:p><draw:enhanced-geometry svg:viewBox="0 0 21600 21600" draw:type="rectangle" draw:enhanced-path="M 0 0 L 21600 0 21600 21600 0 21600 0 0 Z N"/></draw:custom-shape><draw:frame draw:style-name="gr297" draw:text-style-name="P76" svg:width="10.835cm" svg:height="2.484cm" svg:x="1.02cm" svg:y="7.13cm"><draw:text-box><text:p text:style-name="P75"><text:span text:style-name="T61">All’interno delle celle il valore </text:span><text:span text:style-name="T62">step = i&amp;(n-1)</text:span></text:p><text:p text:style-name="P75"><text:span text:style-name="T61">In verde </text:span><text:span text:style-name="T62">toggle != 0</text:span></text:p><text:p text:style-name="P75"><text:span text:style-name="T61">In grigio </text:span><text:span text:style-name="T62">toggle = 0</text:span></text:p><text:p text:style-name="P75"><text:span text:style-name="T61">In blu </text:span><text:span text:style-name="T62">step-1</text:span></text:p></draw:text-box></draw:frame><draw:custom-shape draw:style-name="gr287" draw:text-style-name="P70" xml:id="id66" draw:id="id66" svg:width="1.02cm" svg:height="0.752cm" svg:x="9.158cm" svg:y="5.549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286" draw:text-style-name="P70" xml:id="id73" draw:id="id73" svg:width="1.017cm" svg:height="0.752cm" svg:x="10.178cm" svg:y="5.549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287" draw:text-style-name="P70" xml:id="id72" draw:id="id72" svg:width="1.02cm" svg:height="0.752cm" svg:x="11.194cm" svg:y="5.549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285" draw:text-style-name="P70" xml:id="id71" draw:id="id71" svg:width="1.019cm" svg:height="0.752cm" svg:x="12.213cm" svg:y="5.549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285" draw:text-style-name="P70" xml:id="id70" draw:id="id70" svg:width="1.019cm" svg:height="0.752cm" svg:x="13.231cm" svg:y="5.549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286" draw:text-style-name="P70" xml:id="id69" draw:id="id69" svg:width="1.017cm" svg:height="0.752cm" svg:x="14.249cm" svg:y="5.549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285" draw:text-style-name="P70" xml:id="id68" draw:id="id68" svg:width="1.019cm" svg:height="0.752cm" svg:x="15.265cm" svg:y="5.549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285" draw:text-style-name="P70" xml:id="id67" draw:id="id67" svg:width="1.019cm" svg:height="0.752cm" svg:x="16.282cm" svg:y="5.549cm"><text:p text:style-name="P57"><text:span text:style-name="T59">7</text:span></text:p><draw:enhanced-geometry svg:viewBox="0 0 21600 21600" draw:type="rectangle" draw:enhanced-path="M 0 0 L 21600 0 21600 21600 0 21600 0 0 Z N"/></draw:custom-shape><draw:connector draw:style-name="gr298" draw:text-style-name="P69" draw:type="curve" svg:x1="1.528cm" svg:y1="1.259cm" svg:x2="2.545cm" svg:y2="1.259cm" draw:start-shape="id56" draw:start-glue-point="0" draw:end-shape="id57" draw:end-glue-point="0" svg:d="M1528 1259c0-753 1017-753 1017 0" svg:viewBox="0 0 1020 566"><text:p/></draw:connector><draw:connector draw:style-name="gr299" draw:text-style-name="P69" draw:type="curve" svg:x1="2.545cm" svg:y1="2.715cm" svg:x2="4.581cm" svg:y2="2.715cm" draw:start-shape="id58" draw:start-glue-point="0" draw:end-shape="id59" svg:d="M2545 2715c0-754 2036-754 2036 0" svg:viewBox="0 0 2037 566"><text:p/></draw:connector><draw:connector draw:style-name="gr300" draw:text-style-name="P69" draw:type="curve" svg:x1="4.581cm" svg:y1="4.096cm" svg:x2="5.599cm" svg:y2="4.096cm" draw:start-shape="id60" draw:start-glue-point="0" draw:end-shape="id61" draw:end-glue-point="0" svg:d="M4581 4096c0-752 1018-752 1018 0" svg:viewBox="0 0 1020 564"><text:p/></draw:connector><draw:connector draw:style-name="gr301" draw:text-style-name="P69" draw:type="curve" svg:x1="4.581cm" svg:y1="4.096cm" svg:x2="6.616cm" svg:y2="4.096cm" draw:start-shape="id60" draw:start-glue-point="0" draw:end-shape="id62" draw:end-glue-point="0" svg:d="M4581 4096c0-752 2035-752 2035 0" svg:viewBox="0 0 2037 564"><text:p/></draw:connector><draw:connector draw:style-name="gr302" draw:text-style-name="P69" draw:type="curve" svg:x1="4.581cm" svg:y1="4.096cm" svg:x2="7.634cm" svg:y2="4.096cm" draw:start-shape="id60" draw:start-glue-point="0" draw:end-shape="id63" draw:end-glue-point="0" svg:d="M4581 4096c0-752 3053-752 3053 0" svg:viewBox="0 0 3055 564"><text:p/></draw:connector><draw:connector draw:style-name="gr303" draw:text-style-name="P69" draw:type="curve" svg:x1="4.581cm" svg:y1="4.096cm" svg:x2="8.652cm" svg:y2="4.096cm" draw:start-shape="id60" draw:start-glue-point="0" draw:end-shape="id64" draw:end-glue-point="0" svg:d="M4581 4096c0-752 4071-752 4071 0" svg:viewBox="0 0 4073 564"><text:p/></draw:connector><draw:connector draw:style-name="gr304" draw:text-style-name="P69" draw:type="curve" svg:x1="8.652cm" svg:y1="5.549cm" svg:x2="9.668cm" svg:y2="5.549cm" draw:start-shape="id65" draw:start-glue-point="0" draw:end-shape="id66" svg:d="M8652 5549c0-751 1016-751 1016 0" svg:viewBox="0 0 1018 564"><text:p/></draw:connector><draw:connector draw:style-name="gr305" draw:text-style-name="P69" draw:type="curve" svg:x1="8.652cm" svg:y1="5.549cm" svg:x2="16.79cm" svg:y2="5.549cm" draw:start-shape="id65" draw:start-glue-point="0" draw:end-shape="id67" svg:d="M8652 5549c0-751 8138-751 8138 0" svg:viewBox="0 0 8140 564"><text:p/></draw:connector><draw:connector draw:style-name="gr306" draw:text-style-name="P69" draw:type="curve" svg:x1="8.652cm" svg:y1="5.549cm" svg:x2="15.773cm" svg:y2="5.549cm" draw:start-shape="id65" draw:start-glue-point="0" draw:end-shape="id68" draw:end-glue-point="0" svg:d="M8652 5549c0-751 7121-751 7121 0" svg:viewBox="0 0 7123 564"><text:p/></draw:connector><draw:connector draw:style-name="gr307" draw:text-style-name="P69" draw:type="curve" svg:x1="8.652cm" svg:y1="5.549cm" svg:x2="14.757cm" svg:y2="5.549cm" draw:start-shape="id65" draw:end-shape="id69" draw:end-glue-point="0" svg:d="M8652 5549c0-751 6105-751 6105 0" svg:viewBox="0 0 6107 564"><text:p/></draw:connector><draw:connector draw:style-name="gr308" draw:text-style-name="P69" draw:type="curve" svg:x1="8.652cm" svg:y1="5.549cm" svg:x2="13.739cm" svg:y2="5.549cm" draw:start-shape="id65" draw:start-glue-point="0" draw:end-shape="id70" draw:end-glue-point="0" svg:d="M8652 5549c0-751 5087-751 5087 0" svg:viewBox="0 0 5089 564"><text:p/></draw:connector><draw:connector draw:style-name="gr309" draw:text-style-name="P69" draw:type="curve" svg:x1="8.652cm" svg:y1="5.549cm" svg:x2="12.721cm" svg:y2="5.549cm" draw:start-shape="id65" draw:start-glue-point="0" draw:end-shape="id71" draw:end-glue-point="0" svg:d="M8652 5549c0-751 4069-751 4069 0" svg:viewBox="0 0 4071 564"><text:p/></draw:connector><draw:connector draw:style-name="gr310" draw:text-style-name="P69" draw:type="curve" svg:x1="8.652cm" svg:y1="5.549cm" svg:x2="11.703cm" svg:y2="5.549cm" draw:start-shape="id65" draw:start-glue-point="0" draw:end-shape="id72" draw:end-glue-point="0" svg:d="M8652 5549c0-751 3051-751 3051 0" svg:viewBox="0 0 3053 564"><text:p/></draw:connector><draw:connector draw:style-name="gr311" draw:text-style-name="P69" draw:type="curve" svg:x1="8.652cm" svg:y1="5.549cm" svg:x2="10.686cm" svg:y2="5.549cm" draw:start-shape="id65" draw:start-glue-point="0" draw:end-shape="id73" draw:end-glue-point="0" svg:d="M8652 5549c0-751 2034-751 2034 0" svg:viewBox="0 0 2036 564"><text:p/></draw:connector><draw:connector draw:style-name="gr312" draw:text-style-name="P69" draw:type="curve" svg:x1="3.561cm" svg:y1="1.259cm" svg:x2="4.581cm" svg:y2="1.259cm" draw:start-shape="id74" draw:start-glue-point="0" draw:end-shape="id75" draw:end-glue-point="0" svg:d="M3561 1259c0-753 1020-753 1020 0" svg:viewBox="0 0 1021 566"><text:p/></draw:connector><draw:connector draw:style-name="gr313" draw:text-style-name="P69" draw:type="curve" svg:x1="5.599cm" svg:y1="1.259cm" svg:x2="6.616cm" svg:y2="1.259cm" draw:start-shape="id76" draw:start-glue-point="0" draw:end-shape="id77" draw:end-glue-point="0" svg:d="M5599 1259c0-753 1017-753 1017 0" svg:viewBox="0 0 1020 566"><text:p/></draw:connector><draw:connector draw:style-name="gr314" draw:text-style-name="P69" draw:type="curve" svg:x1="7.634cm" svg:y1="1.259cm" svg:x2="8.652cm" svg:y2="1.259cm" draw:start-shape="id78" draw:start-glue-point="0" draw:end-shape="id79" draw:end-glue-point="0" svg:d="M7634 1259c0-753 1018-753 1018 0" svg:viewBox="0 0 1020 566"><text:p/></draw:connector><draw:connector draw:style-name="gr315" draw:text-style-name="P69" draw:type="curve" svg:x1="9.668cm" svg:y1="1.259cm" svg:x2="10.686cm" svg:y2="1.259cm" draw:start-shape="id80" draw:start-glue-point="0" draw:end-shape="id81" draw:end-glue-point="0" svg:d="M9668 1259c0-753 1018-753 1018 0" svg:viewBox="0 0 1020 566"><text:p/></draw:connector><draw:connector draw:style-name="gr316" draw:text-style-name="P69" draw:type="curve" svg:x1="11.703cm" svg:y1="1.259cm" svg:x2="12.721cm" svg:y2="1.259cm" draw:start-shape="id82" draw:start-glue-point="0" draw:end-shape="id83" draw:end-glue-point="0" svg:d="M11703 1259c0-753 1018-753 1018 0" svg:viewBox="0 0 1020 566"><text:p/></draw:connector><draw:connector draw:style-name="gr317" draw:text-style-name="P69" draw:type="curve" svg:x1="13.739cm" svg:y1="1.259cm" svg:x2="14.757cm" svg:y2="1.259cm" draw:start-shape="id84" draw:start-glue-point="0" draw:end-shape="id85" draw:end-glue-point="0" svg:d="M13739 1259c0-753 1018-753 1018 0" svg:viewBox="0 0 1020 566"><text:p/></draw:connector><draw:connector draw:style-name="gr318" draw:text-style-name="P69" draw:type="curve" svg:x1="15.773cm" svg:y1="1.259cm" svg:x2="16.792cm" svg:y2="1.259cm" draw:start-shape="id86" draw:start-glue-point="0" draw:end-shape="id87" draw:end-glue-point="0" svg:d="M15773 1259c0-753 1019-753 1019 0" svg:viewBox="0 0 1021 566"><text:p/></draw:connector><draw:connector draw:style-name="gr319" draw:text-style-name="P69" draw:type="curve" svg:x1="6.616cm" svg:y1="2.715cm" svg:x2="8.652cm" svg:y2="2.715cm" draw:start-shape="id88" draw:start-glue-point="0" draw:end-shape="id89" draw:end-glue-point="0" svg:d="M6616 2715c0-754 2036-754 2036 0" svg:viewBox="0 0 2037 566"><text:p/></draw:connector><draw:connector draw:style-name="gr320" draw:text-style-name="P69" draw:type="curve" svg:x1="2.545cm" svg:y1="2.715cm" svg:x2="3.561cm" svg:y2="2.715cm" draw:start-shape="id58" draw:start-glue-point="0" draw:end-shape="id90" draw:end-glue-point="0" svg:d="M2545 2715c0-754 1016-754 1016 0" svg:viewBox="0 0 1018 566"><text:p/></draw:connector><draw:connector draw:style-name="gr321" draw:text-style-name="P69" draw:type="curve" svg:x1="10.686cm" svg:y1="2.715cm" svg:x2="11.703cm" svg:y2="2.715cm" draw:start-shape="id91" draw:start-glue-point="0" draw:end-shape="id92" svg:d="M10686 2715c0-754 1017-754 1017 0" svg:viewBox="0 0 1020 566"><text:p/></draw:connector><draw:connector draw:style-name="gr322" draw:text-style-name="P69" draw:type="curve" svg:x1="10.686cm" svg:y1="2.715cm" svg:x2="12.721cm" svg:y2="2.715cm" draw:start-shape="id91" draw:start-glue-point="0" draw:end-shape="id93" draw:end-glue-point="0" svg:d="M10686 2715c0-754 2035-754 2035 0" svg:viewBox="0 0 2037 566"><text:p/></draw:connector><draw:connector draw:style-name="gr323" draw:text-style-name="P69" draw:type="curve" svg:x1="14.757cm" svg:y1="2.715cm" svg:x2="15.773cm" svg:y2="2.715cm" draw:start-shape="id94" draw:start-glue-point="0" draw:end-shape="id95" svg:d="M14757 2715c0-754 1016-754 1016 0" svg:viewBox="0 0 1018 566"><text:p/></draw:connector><draw:connector draw:style-name="gr324" draw:text-style-name="P69" draw:type="curve" svg:x1="14.757cm" svg:y1="2.715cm" svg:x2="16.792cm" svg:y2="2.715cm" draw:start-shape="id94" draw:start-glue-point="0" draw:end-shape="id96" draw:end-glue-point="0" svg:d="M14757 2715c0-754 2035-754 2035 0" svg:viewBox="0 0 2037 566"><text:p/></draw:connector><draw:connector draw:style-name="gr325" draw:text-style-name="P69" draw:type="curve" svg:x1="12.721cm" svg:y1="4.096cm" svg:x2="16.792cm" svg:y2="4.096cm" draw:start-shape="id97" draw:start-glue-point="0" draw:end-shape="id98" draw:end-glue-point="0" svg:d="M12721 4096c0-752 4071-752 4071 0" svg:viewBox="0 0 4073 564"><text:p/></draw:connector><draw:connector draw:style-name="gr326" draw:text-style-name="P69" draw:type="curve" svg:x1="12.721cm" svg:y1="4.096cm" svg:x2="15.773cm" svg:y2="4.096cm" draw:start-shape="id97" draw:start-glue-point="0" draw:end-shape="id99" svg:d="M12721 4096c0-752 3052-752 3052 0" svg:viewBox="0 0 3053 564"><text:p/></draw:connector><draw:connector draw:style-name="gr327" draw:text-style-name="P69" draw:type="curve" svg:x1="12.721cm" svg:y1="4.096cm" svg:x2="14.757cm" svg:y2="4.096cm" draw:start-shape="id97" draw:start-glue-point="0" draw:end-shape="id100" draw:end-glue-point="0" svg:d="M12721 4096c0-752 2036-752 2036 0" svg:viewBox="0 0 2037 564"><text:p/></draw:connector><draw:connector draw:style-name="gr328" draw:text-style-name="P69" draw:type="curve" svg:x1="12.721cm" svg:y1="4.096cm" svg:x2="13.739cm" svg:y2="4.096cm" draw:start-shape="id97" draw:start-glue-point="0" draw:end-shape="id101" svg:d="M12721 4096c0-752 1018-752 1018 0" svg:viewBox="0 0 1020 564"><text:p/></draw:connector><draw:connector draw:style-name="gr319" draw:text-style-name="P69" draw:type="curve" svg:x1="6.616cm" svg:y1="2.715cm" svg:x2="7.634cm" svg:y2="2.715cm" draw:start-shape="id88" draw:start-glue-point="0" draw:end-shape="id102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text:soft-page-break/></text:p>
      <text:p text:style-name="P15">dell’immagine, w è la larghezza <text:s/>- istanze <text:span text:style-name="T33">del kernel </text:span><text:span text:style-name="T35">extract</text:span><text:span text:style-name="T33"> </text:span>che raccoglie quattro pixel, estrae il canale rosso ed esegue la operazione di soglia, <text:span text:style-name="T33">salva il risultato della soglia nell’array di output </text:span><text:span text:style-name="T46">come valori booleani.</text:span></text:p>
      <text:p text:style-name="P22"/>
      <text:p text:style-name="P23">Run-length encoding</text:p>
      <text:p text:style-name="P16">Non un vero run-length encoding, ma un algoritmo di stream compaction, <text:span text:style-name="T46">l’obiettivo è di ricavare una sequenza di corse o run dall’input.</text:span> <text:span text:style-name="T46">Q</text:span>uesto passo descritto dal kernel <text:span text:style-name="T34">parle </text:span><text:span text:style-name="T36">opera su una griglia di lancio </text:span><text:span text:style-name="T37">(</text:span><text:span text:style-name="T40">h</text:span><text:span text:style-name="T37">, wg_max) </text:span><text:span text:style-name="T42">e una dimensione del workgroup di </text:span><text:span text:style-name="T37">(1, wg_max) </text:span><text:span text:style-name="T36">, </text:span><text:span text:style-name="T42">dove</text:span><text:span text:style-name="T38"> </text:span><text:span text:style-name="T37">wg_max </text:span><text:span text:style-name="T36">è il </text:span><text:span text:style-name="T42">minimo</text:span><text:span text:style-name="T36"> tra la dimensione massima </text:span><text:span text:style-name="T45">ottenibile </text:span><text:span text:style-name="T42">di un</text:span><text:span text:style-name="T36"> workgroup </text:span><text:span text:style-name="T42">e</text:span><text:span text:style-name="T36"> della riga dell’immagine -, </text:span><text:span text:style-name="T43">dunque ogni workgroup opera su una riga, prende in input l’array del precedente passo e </text:span><text:span text:style-name="T36">sfrutta in modo estensivo l</text:span><text:span text:style-name="T42">e</text:span><text:span text:style-name="T36"> operazion</text:span><text:span text:style-name="T42">i</text:span><text:span text:style-name="T36"> di map, </text:span><text:span text:style-name="T45">scan e la strategia sliding window.</text:span></text:p>
      <text:p text:style-name="P17"><text:span text:style-name="T38">I</text:span><text:span text:style-name="T37">l primo passo</text:span><text:span text:style-name="T36"> è una </text:span><text:span text:style-name="T37">map </text:span><text:span text:style-name="T41">s</text:span><text:span text:style-name="T36">ull’array di input e consiste </text:span><text:span text:style-name="T44">nel valutare se l’elemento considerato è diverso dal suo precedente, fatta eccezione per il primo, valutato sempre come diverso, in pseudocodice per ogni elemento </text:span><text:span text:style-name="T39">i</text:span><text:span text:style-name="T44"> :</text:span></text:p>
      <text:p text:style-name="P31"/>
      <text:p text:style-name="P28">if i == 0:</text:p>
      <text:p text:style-name="P28"><text:tab/>output[i] = 1</text:p>
      <text:p text:style-name="P28">else:</text:p>
      <text:p text:style-name="P28"><text:tab/>if input[i] != input[i-1]:</text:p>
      <text:p text:style-name="P28"><text:tab/><text:tab/>output[i] = 1</text:p>
      <text:p text:style-name="P28"><text:tab/>else</text:p>
      <text:p text:style-name="P28"><text:tab/><text:tab/>output[i] = 0</text:p>
      <text:p text:style-name="P27"/>
      <text:p text:style-name="P32"><text:span text:style-name="T8">Il secondo passo</text:span> esegue una operazione di <text:span text:style-name="T8">scan </text:span><text:span text:style-name="T10">inplace</text:span> sull’output della precedente map. <text:span text:style-name="T47">Lo scan produce un risultato interessante: ogni elemento dell’array risultante codifica la posizione in output delle singole run </text:span><text:span text:style-name="T48">addizionata a 1.</text:span></text:p>
      <text:p text:style-name="P33">Sottraendo 1 a ogni elemento <text:span text:style-name="T49">dunque è possibile ricavare le posizioni di output delle run.</text:span></text:p>
      <text:p text:style-name="P32"/>
      <text:p text:style-name="P32"><draw:frame draw:style-name="fr2" draw:name="Cornice6" text:anchor-type="paragraph" svg:x="0.046cm" svg:y="0.148cm" svg:width="16.956cm" draw:z-index="10"><draw:text-box fo:min-height="9.733cm"><text:p text:style-name="Drawing"><draw:g text:anchor-type="paragraph" draw:z-index="11" draw:name="Forma6" draw:style-name="gr190"><draw:custom-shape draw:style-name="gr191" draw:text-style-name="P60" svg:width="0.906cm" svg:height="1.006cm" svg:x="1.981cm" svg:y="1.764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192" draw:text-style-name="P60" svg:width="0.906cm" svg:height="1.006cm" svg:x="2.886cm" svg:y="1.764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193" draw:text-style-name="P60" svg:width="0.904cm" svg:height="1.006cm" svg:x="3.791cm" svg:y="1.764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194" draw:text-style-name="P60" svg:width="0.907cm" svg:height="1.006cm" svg:x="4.694cm" svg:y="1.764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195" draw:text-style-name="P60" svg:width="0.904cm" svg:height="1.006cm" svg:x="5.6cm" svg:y="1.764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196" draw:text-style-name="P60" svg:width="0.906cm" svg:height="1.006cm" svg:x="6.503cm" svg:y="1.764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197" draw:text-style-name="P60" svg:width="0.906cm" svg:height="1.006cm" svg:x="7.408cm" svg:y="1.764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198" draw:text-style-name="P60" svg:width="0.904cm" svg:height="1.006cm" svg:x="8.313cm" svg:y="1.764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199" draw:text-style-name="P60" svg:width="0.904cm" svg:height="1.006cm" svg:x="9.216cm" svg:y="1.764cm"><text:p text:style-name="P57"><text:span text:style-name="T59">8</text:span></text:p><draw:enhanced-geometry svg:viewBox="0 0 21600 21600" draw:type="rectangle" draw:enhanced-path="M 0 0 L 21600 0 21600 21600 0 21600 0 0 Z N"/></draw:custom-shape><draw:custom-shape draw:style-name="gr200" draw:text-style-name="P60" svg:width="0.906cm" svg:height="1.006cm" svg:x="10.119cm" svg:y="1.764cm"><text:p text:style-name="P57"><text:span text:style-name="T59">9</text:span></text:p><draw:enhanced-geometry svg:viewBox="0 0 21600 21600" draw:type="rectangle" draw:enhanced-path="M 0 0 L 21600 0 21600 21600 0 21600 0 0 Z N"/></draw:custom-shape><draw:custom-shape draw:style-name="gr201" draw:text-style-name="P60" svg:width="0.906cm" svg:height="1.006cm" svg:x="11.024cm" svg:y="1.764cm"><text:p text:style-name="P57"><text:span text:style-name="T59">10</text:span></text:p><draw:enhanced-geometry svg:viewBox="0 0 21600 21600" draw:type="rectangle" draw:enhanced-path="M 0 0 L 21600 0 21600 21600 0 21600 0 0 Z N"/></draw:custom-shape><draw:custom-shape draw:style-name="gr202" draw:text-style-name="P60" svg:width="0.906cm" svg:height="1.006cm" svg:x="11.929cm" svg:y="1.764cm"><text:p text:style-name="P57"><text:span text:style-name="T59">11</text:span></text:p><draw:enhanced-geometry svg:viewBox="0 0 21600 21600" draw:type="rectangle" draw:enhanced-path="M 0 0 L 21600 0 21600 21600 0 21600 0 0 Z N"/></draw:custom-shape><draw:custom-shape draw:style-name="gr203" draw:text-style-name="P60" svg:width="0.904cm" svg:height="1.006cm" svg:x="12.834cm" svg:y="1.764cm"><text:p text:style-name="P57"><text:span text:style-name="T59">12</text:span></text:p><draw:enhanced-geometry svg:viewBox="0 0 21600 21600" draw:type="rectangle" draw:enhanced-path="M 0 0 L 21600 0 21600 21600 0 21600 0 0 Z N"/></draw:custom-shape><draw:custom-shape draw:style-name="gr204" draw:text-style-name="P60" svg:width="0.907cm" svg:height="1.006cm" svg:x="13.737cm" svg:y="1.764cm"><text:p text:style-name="P57"><text:span text:style-name="T59">13</text:span></text:p><draw:enhanced-geometry svg:viewBox="0 0 21600 21600" draw:type="rectangle" draw:enhanced-path="M 0 0 L 21600 0 21600 21600 0 21600 0 0 Z N"/></draw:custom-shape><draw:custom-shape draw:style-name="gr205" draw:text-style-name="P60" svg:width="0.902cm" svg:height="1.006cm" svg:x="14.644cm" svg:y="1.764cm"><text:p text:style-name="P57"><text:span text:style-name="T59">14</text:span></text:p><draw:enhanced-geometry svg:viewBox="0 0 21600 21600" draw:type="rectangle" draw:enhanced-path="M 0 0 L 21600 0 21600 21600 0 21600 0 0 Z N"/></draw:custom-shape><draw:custom-shape draw:style-name="gr206" draw:text-style-name="P60" svg:width="0.907cm" svg:height="1.006cm" svg:x="15.545cm" svg:y="1.764cm"><text:p text:style-name="P57"><text:span text:style-name="T59">15</text:span></text:p><draw:enhanced-geometry svg:viewBox="0 0 21600 21600" draw:type="rectangle" draw:enhanced-path="M 0 0 L 21600 0 21600 21600 0 21600 0 0 Z N"/></draw:custom-shape><draw:measure draw:style-name="gr207" draw:text-style-name="P63" svg:x1="1.981cm" svg:y1="1.764cm" svg:x2="16.452cm" svg:y2="1.764cm"><text:p text:style-name="P62"><text:span text:style-name="T60">workgroup</text:span></text:p></draw:measure><draw:frame draw:style-name="gr208" draw:text-style-name="P65" svg:width="1.842cm" svg:height="0.699cm" svg:x="0cm" svg:y="1.958cm"><draw:text-box><text:p text:style-name="P64"><text:span text:style-name="T61">Thread:</text:span></text:p></draw:text-box></draw:frame><draw:custom-shape draw:style-name="gr209" draw:text-style-name="P68" xml:id="id41" draw:id="id41" svg:width="0.904cm" svg:height="0.987cm" svg:x="1.981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0" draw:text-style-name="P68" svg:width="0.907cm" svg:height="0.987cm" svg:x="2.884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1" draw:text-style-name="P68" xml:id="id43" draw:id="id43" svg:width="0.904cm" svg:height="0.987cm" svg:x="3.791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2" draw:text-style-name="P68" xml:id="id45" draw:id="id45" svg:width="0.907cm" svg:height="0.987cm" svg:x="4.694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3" draw:text-style-name="P68" svg:width="0.904cm" svg:height="0.987cm" svg:x="5.6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4" draw:text-style-name="P68" svg:width="0.904cm" svg:height="0.987cm" svg:x="6.503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5" draw:text-style-name="P68" svg:width="0.906cm" svg:height="0.987cm" svg:x="7.407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6" draw:text-style-name="P68" svg:width="0.906cm" svg:height="0.987cm" svg:x="8.311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7" draw:text-style-name="P68" xml:id="id46" draw:id="id46" svg:width="0.906cm" svg:height="0.987cm" svg:x="9.215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8" draw:text-style-name="P68" xml:id="id48" draw:id="id48" svg:width="0.907cm" svg:height="0.987cm" svg:x="10.119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9" draw:text-style-name="P68" svg:width="0.902cm" svg:height="0.987cm" svg:x="11.026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0" draw:text-style-name="P68" xml:id="id49" draw:id="id49" svg:width="0.907cm" svg:height="0.987cm" svg:x="11.927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1" draw:text-style-name="P68" xml:id="id51" draw:id="id51" svg:width="0.904cm" svg:height="0.987cm" svg:x="12.834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68" xml:id="id52" draw:id="id52" svg:width="0.907cm" svg:height="0.987cm" svg:x="13.737cm" svg:y="3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3" draw:text-style-name="P68" xml:id="id54" draw:id="id54" svg:width="0.902cm" svg:height="0.987cm" svg:x="14.644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4" draw:text-style-name="P68" svg:width="0.907cm" svg:height="0.987cm" svg:x="15.545cm" svg:y="3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frame draw:style-name="gr225" draw:text-style-name="P65" svg:width="2.013cm" svg:height="1.146cm" svg:x="0.03cm" svg:y="3.597cm"><draw:text-box><text:p text:style-name="P64"><text:span text:style-name="T61">Input:</text:span></text:p></draw:text-box></draw:frame><draw:custom-shape draw:style-name="gr226" draw:text-style-name="P58" xml:id="id42" draw:id="id42" svg:width="0.906cm" svg:height="1.008cm" svg:x="1.981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7" draw:text-style-name="P60" svg:width="0.906cm" svg:height="1.008cm" svg:x="2.886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8" draw:text-style-name="P60" svg:width="0.904cm" svg:height="1.008cm" svg:x="3.791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9" draw:text-style-name="P58" xml:id="id44" draw:id="id44" svg:width="0.907cm" svg:height="1.008cm" svg:x="4.694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0" draw:text-style-name="P60" svg:width="0.904cm" svg:height="1.008cm" svg:x="5.6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1" draw:text-style-name="P60" svg:width="0.906cm" svg:height="1.008cm" svg:x="6.503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2" draw:text-style-name="P60" svg:width="0.906cm" svg:height="1.008cm" svg:x="7.408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3" draw:text-style-name="P60" svg:width="0.904cm" svg:height="1.008cm" svg:x="8.313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4" draw:text-style-name="P60" svg:width="0.904cm" svg:height="1.008cm" svg:x="9.216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5" draw:text-style-name="P58" xml:id="id47" draw:id="id47" svg:width="0.906cm" svg:height="1.008cm" svg:x="10.119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6" draw:text-style-name="P60" svg:width="0.906cm" svg:height="1.008cm" svg:x="11.024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7" draw:text-style-name="P60" svg:width="0.906cm" svg:height="1.008cm" svg:x="11.929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8" draw:text-style-name="P58" xml:id="id50" draw:id="id50" svg:width="0.904cm" svg:height="1.008cm" svg:x="12.834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9" draw:text-style-name="P58" xml:id="id53" draw:id="id53" svg:width="0.907cm" svg:height="1.008cm" svg:x="13.737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0" draw:text-style-name="P58" xml:id="id55" draw:id="id55" svg:width="0.902cm" svg:height="1.008cm" svg:x="14.644cm" svg:y="5.55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1" draw:text-style-name="P60" svg:width="0.907cm" svg:height="1.008cm" svg:x="15.545cm" svg:y="5.55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frame draw:style-name="gr242" draw:text-style-name="P65" svg:width="1.389cm" svg:height="1.592cm" svg:x="0.016cm" svg:y="5.721cm"><draw:text-box><text:p><text:span text:style-name="T61">Map:</text:span></text:p></draw:text-box></draw:frame><draw:custom-shape draw:style-name="gr243" draw:text-style-name="P58" svg:width="0.906cm" svg:height="1.006cm" svg:x="1.921cm" svg:y="7.66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4" draw:text-style-name="P58" svg:width="0.906cm" svg:height="1.006cm" svg:x="2.826cm" svg:y="7.66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5" draw:text-style-name="P58" svg:width="0.904cm" svg:height="1.006cm" svg:x="3.731cm" svg:y="7.66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6" draw:text-style-name="P58" svg:width="0.906cm" svg:height="1.006cm" svg:x="4.634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7" draw:text-style-name="P58" svg:width="0.906cm" svg:height="1.006cm" svg:x="5.539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8" draw:text-style-name="P58" svg:width="0.904cm" svg:height="1.006cm" svg:x="6.443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9" draw:text-style-name="P58" svg:width="0.907cm" svg:height="1.006cm" svg:x="7.347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0" draw:text-style-name="P58" svg:width="0.904cm" svg:height="1.006cm" svg:x="8.253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1" draw:text-style-name="P58" svg:width="0.904cm" svg:height="1.006cm" svg:x="9.156cm" svg:y="7.66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2" draw:text-style-name="P58" svg:width="0.906cm" svg:height="1.006cm" svg:x="10.059cm" svg:y="7.66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3" draw:text-style-name="P58" svg:width="0.906cm" svg:height="1.006cm" svg:x="10.964cm" svg:y="7.66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4" draw:text-style-name="P58" svg:width="0.906cm" svg:height="1.006cm" svg:x="11.869cm" svg:y="7.66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5" draw:text-style-name="P58" svg:width="0.906cm" svg:height="1.006cm" svg:x="12.774cm" svg:y="7.668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6" draw:text-style-name="P58" svg:width="0.904cm" svg:height="1.006cm" svg:x="13.679cm" svg:y="7.668cm"><text:p text:style-name="P57"><text:span text:style-name="T5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7" draw:text-style-name="P58" svg:width="0.906cm" svg:height="1.006cm" svg:x="14.582cm" svg:y="7.668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8" draw:text-style-name="P58" svg:width="0.906cm" svg:height="1.006cm" svg:x="15.487cm" svg:y="7.668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frame draw:style-name="gr259" draw:text-style-name="P65" svg:width="2.013cm" svg:height="0.699cm" svg:x="0.03cm" svg:y="7.844cm"><draw:text-box><text:p text:style-name="P74"><text:span text:style-name="T61">Scan:</text:span></text:p></draw:text-box></draw:frame><draw:connector draw:style-name="gr260" draw:text-style-name="P69" draw:type="line" svg:x1="2.432cm" svg:y1="4.308cm" svg:x2="2.432cm" svg:y2="5.559cm" draw:start-shape="id41" draw:start-glue-point="2" draw:end-shape="id42" draw:end-glue-point="0" svg:d="M2432 4308v1251" svg:viewBox="0 0 2 1252"><text:p/></draw:connector><draw:connector draw:style-name="gr261" draw:text-style-name="P69" draw:type="line" svg:x1="4.242cm" svg:y1="4.308cm" svg:x2="5.147cm" svg:y2="5.559cm" draw:start-shape="id43" draw:start-glue-point="2" draw:end-shape="id44" draw:end-glue-point="0" svg:d="M4242 4308l905 1251" svg:viewBox="0 0 907 1252"><text:p/></draw:connector><draw:connector draw:style-name="gr262" draw:text-style-name="P69" draw:type="line" svg:x1="5.147cm" svg:y1="4.308cm" svg:x2="5.147cm" svg:y2="5.559cm" draw:start-shape="id45" draw:start-glue-point="2" draw:end-shape="id44" draw:end-glue-point="0" svg:d="M5147 4308v1251" svg:viewBox="0 0 2 1252"><text:p/></draw:connector><draw:connector draw:style-name="gr263" draw:text-style-name="P69" draw:type="line" svg:x1="9.666cm" svg:y1="4.308cm" svg:x2="10.571cm" svg:y2="5.559cm" draw:start-shape="id46" draw:start-glue-point="2" draw:end-shape="id47" draw:end-glue-point="0" svg:d="M9666 4308l905 1251" svg:viewBox="0 0 907 1252"><text:p/></draw:connector><draw:connector draw:style-name="gr264" draw:text-style-name="P69" draw:type="line" svg:x1="10.573cm" svg:y1="4.308cm" svg:x2="10.571cm" svg:y2="5.559cm" draw:start-shape="id48" draw:start-glue-point="2" draw:end-shape="id47" draw:end-glue-point="0" svg:d="M10573 4308l-2 1251" svg:viewBox="0 0 4 1252"><text:p/></draw:connector><draw:connector draw:style-name="gr265" draw:text-style-name="P69" draw:type="line" svg:x1="12.381cm" svg:y1="4.308cm" svg:x2="13.286cm" svg:y2="5.559cm" draw:start-shape="id49" draw:start-glue-point="2" draw:end-shape="id50" draw:end-glue-point="0" svg:d="M12381 4308l905 1251" svg:viewBox="0 0 907 1252"><text:p/></draw:connector><draw:connector draw:style-name="gr266" draw:text-style-name="P69" draw:type="line" svg:x1="13.286cm" svg:y1="4.308cm" svg:x2="13.286cm" svg:y2="5.559cm" draw:start-shape="id51" draw:start-glue-point="2" draw:end-shape="id50" draw:end-glue-point="0" svg:d="M13286 4308v1251" svg:viewBox="0 0 2 1252"><text:p/></draw:connector><draw:connector draw:style-name="gr267" draw:text-style-name="P69" draw:type="line" svg:x1="14.19cm" svg:y1="4.308cm" svg:x2="14.19cm" svg:y2="5.559cm" draw:start-shape="id52" draw:start-glue-point="2" draw:end-shape="id53" draw:end-glue-point="0" svg:d="M14190 4308v1251" svg:viewBox="0 0 2 1252"><text:p/></draw:connector><draw:connector draw:style-name="gr268" draw:text-style-name="P69" draw:type="line" svg:x1="13.286cm" svg:y1="4.308cm" svg:x2="14.19cm" svg:y2="5.559cm" draw:start-shape="id51" draw:start-glue-point="2" draw:end-shape="id53" draw:end-glue-point="0" svg:d="M13286 4308l904 1251" svg:viewBox="0 0 907 1252"><text:p/></draw:connector><draw:connector draw:style-name="gr269" draw:text-style-name="P69" draw:type="line" svg:x1="15.094cm" svg:y1="4.308cm" svg:x2="15.094cm" svg:y2="5.559cm" draw:start-shape="id54" draw:start-glue-point="2" draw:end-shape="id55" draw:end-glue-point="0" svg:d="M15094 4308v1251" svg:viewBox="0 0 2 1252"><text:p/></draw:connector><draw:connector draw:style-name="gr270" draw:text-style-name="P69" draw:type="line" svg:x1="14.19cm" svg:y1="4.308cm" svg:x2="15.094cm" svg:y2="5.559cm" draw:start-shape="id52" draw:start-glue-point="2" draw:end-shape="id55" draw:end-glue-point="0" svg:d="M14190 4308l904 1251" svg:viewBox="0 0 905 1252"><text:p/></draw:connector></draw:g><text:line-break/>Disegno <text:sequence text:ref-name="refDrawing5" text:name="Drawing" text:formula="ooow:Drawing+1" style:num-format="1">6</text:sequence>: <text:span text:style-name="T31">Map e scan nel kernel parle</text:span></text:p></draw:text-box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Il terzo e penultimo passo<text:span text:style-name="T50"> compatta il risultato del passo precedente in un nuovo array <text:s/>e ricava la dimensione dell’array delle run, in particolare ogni thread seleziona un elemento </text:span>e<text:span text:style-name="T50"> di indice </text:span>i<text:span text:style-name="T50">:</text:span></text:p>
      <text:list xml:id="list3100781918" text:style-name="L1">
        <text:list-item>
          <text:p text:style-name="P37"><text:span text:style-name="T50">Se </text:span>i<text:span text:style-name="T50"> corrisponde all’indice dell’ultimo elemento, in output all’indice </text:span>e<text:span text:style-name="T50"> scriverà </text:span>i+1<text:span text:style-name="T50">, ed essendo </text:span>e<text:span text:style-name="T50"> la lunghezza delle run, salverà in un secondo array il valore </text:span>e<text:span text:style-name="T50">.</text:span></text:p>
        </text:list-item>
        <text:list-item>
          <text:p text:style-name="P38"><text:span text:style-name="T50">Se </text:span>i<text:span text:style-name="T50"> è </text:span>0<text:span text:style-name="T50">, dunque il primo elemento, in output scriverà </text:span>0.</text:p>
        </text:list-item>
        <text:list-item>
          <text:p text:style-name="P34">In alternativa se <text:span text:style-name="T8">e</text:span> è diverso dal suo precedente, scriverà in output all’indice <text:span text:style-name="T8">e-1</text:span> l’indice <text:span text:style-name="T8">i</text:span> dell’elemento.</text:p>
        </text:list-item>
      </text:list>
      <text:p text:style-name="P35">In pseudocodice, per ogni elemento <text:span text:style-name="T8">e</text:span> di indice <text:span text:style-name="T8">i</text:span>:</text:p>
      <text:p text:style-name="P47">if i == input_len - 1:</text:p>
      <text:p text:style-name="P47"><text:tab/>output[e] = i + 1</text:p>
      <text:p text:style-name="P47"><text:tab/><text:span text:style-name="T51">numero_run</text:span> = e</text:p>
      <text:p text:style-name="P47">if i == 0:</text:p>
      <text:p text:style-name="P47"><text:tab/>output[0] = 0</text:p>
      <text:p text:style-name="P47">else if e != input[i-1]:</text:p>
      <text:p text:style-name="P47"><text:tab/>output[e-1] = i</text:p>
      <text:p text:style-name="P35"><draw:frame draw:style-name="fr2" draw:name="Cornice7" text:anchor-type="paragraph" svg:x="-0.577cm" svg:y="0.004cm" svg:width="17.944cm" draw:z-index="12"><draw:text-box fo:min-height="7.191cm"><text:p text:style-name="Drawing"><draw:g text:anchor-type="paragraph" draw:z-index="13" draw:name="Forma7" draw:style-name="gr84"><draw:custom-shape draw:style-name="gr130" draw:text-style-name="P68" xml:id="id27" draw:id="id27" svg:width="1.001cm" svg:height="1.024cm" svg:x="1.797cm" svg:y="2.926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1" draw:text-style-name="P68" svg:width="0.999cm" svg:height="1.024cm" svg:x="2.797cm" svg:y="2.926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2" draw:text-style-name="P68" svg:width="1.001cm" svg:height="1.024cm" svg:x="3.796cm" svg:y="2.926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3" draw:text-style-name="P68" xml:id="id28" draw:id="id28" svg:width="1.001cm" svg:height="1.024cm" svg:x="4.796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4" draw:text-style-name="P68" svg:width="0.999cm" svg:height="1.024cm" svg:x="5.796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5" draw:text-style-name="P68" svg:width="1.001cm" svg:height="1.024cm" svg:x="6.794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6" draw:text-style-name="P68" svg:width="1.001cm" svg:height="1.024cm" svg:x="7.794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68" svg:width="0.999cm" svg:height="1.024cm" svg:x="8.794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8" draw:text-style-name="P68" svg:width="1.001cm" svg:height="1.024cm" svg:x="9.791cm" svg:y="2.926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9" draw:text-style-name="P68" xml:id="id29" draw:id="id29" svg:width="1.001cm" svg:height="1.024cm" svg:x="10.791cm" svg:y="2.926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0" draw:text-style-name="P68" svg:width="1.001cm" svg:height="1.024cm" svg:x="11.791cm" svg:y="2.926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1" draw:text-style-name="P68" svg:width="0.999cm" svg:height="1.024cm" svg:x="12.791cm" svg:y="2.926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2" draw:text-style-name="P68" xml:id="id30" draw:id="id30" svg:width="0.999cm" svg:height="1.024cm" svg:x="13.79cm" svg:y="2.926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3" draw:text-style-name="P68" xml:id="id31" draw:id="id31" svg:width="1.001cm" svg:height="1.024cm" svg:x="14.788cm" svg:y="2.926cm"><text:p text:style-name="P57"><text:span text:style-name="T5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4" draw:text-style-name="P68" xml:id="id32" draw:id="id32" svg:width="1.001cm" svg:height="1.024cm" svg:x="15.788cm" svg:y="2.926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5" draw:text-style-name="P70" xml:id="id33" draw:id="id33" svg:width="0.999cm" svg:height="1.024cm" svg:x="16.788cm" svg:y="2.926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frame draw:style-name="gr146" draw:text-style-name="P65" svg:width="1.95cm" svg:height="0.699cm" svg:x="0.012cm" svg:y="2.78cm"><draw:text-box><text:p text:style-name="P64"><text:span text:style-name="T61">Scan:</text:span></text:p></draw:text-box></draw:frame><draw:custom-shape draw:style-name="gr147" draw:text-style-name="P58" svg:width="1.001cm" svg:height="1.079cm" svg:x="6.253cm" svg:y="5.831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8" draw:text-style-name="P58" svg:width="0.999cm" svg:height="1.079cm" svg:x="7.253cm" svg:y="5.831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9" draw:text-style-name="P58" svg:width="1.001cm" svg:height="1.079cm" svg:x="8.251cm" svg:y="5.831cm"><text:p text:style-name="P57"><text:span text:style-name="T5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0" draw:text-style-name="P58" svg:width="1.001cm" svg:height="1.079cm" svg:x="9.251cm" svg:y="5.831cm"><text:p text:style-name="P57"><text:span text:style-name="T59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1" draw:text-style-name="P58" svg:width="0.999cm" svg:height="1.079cm" svg:x="10.251cm" svg:y="5.831cm"><text:p text:style-name="P57"><text:span text:style-name="T59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2" draw:text-style-name="P58" svg:width="1.001cm" svg:height="1.079cm" svg:x="11.25cm" svg:y="5.831cm"><text:p text:style-name="P57"><text:span text:style-name="T59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3" draw:text-style-name="P70" svg:width="1.001cm" svg:height="1.079cm" svg:x="12.25cm" svg:y="5.831cm"><text:p text:style-name="P57"><text:span text:style-name="T59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4" draw:text-style-name="P70" svg:width="1.001cm" svg:height="1.079cm" svg:x="16.929cm" svg:y="5.831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frame draw:style-name="gr155" draw:text-style-name="P65" svg:width="4.426cm" svg:height="1.01cm" svg:x="1.961cm" svg:y="6.022cm"><draw:text-box><text:p text:style-name="P64"><text:span text:style-name="T61">Compattazione:</text:span></text:p></draw:text-box></draw:frame><draw:connector draw:style-name="gr156" draw:text-style-name="P69" draw:type="line" svg:x1="2.296cm" svg:y1="3.949cm" svg:x2="6.585cm" svg:y2="5.831cm" draw:start-shape="id27" draw:start-glue-point="2" svg:d="M2296 3949l4289 1882" svg:viewBox="0 0 4292 1884"><text:p/></draw:connector><draw:connector draw:style-name="gr157" draw:text-style-name="P69" draw:type="line" svg:x1="5.295cm" svg:y1="3.949cm" svg:x2="7.586cm" svg:y2="5.831cm" draw:start-shape="id28" draw:start-glue-point="2" svg:d="M5295 3949l2291 1882" svg:viewBox="0 0 2293 1884"><text:p/></draw:connector><draw:connector draw:style-name="gr158" draw:text-style-name="P69" draw:type="line" svg:x1="11.291cm" svg:y1="3.949cm" svg:x2="8.585cm" svg:y2="5.831cm" draw:start-shape="id29" draw:start-glue-point="2" svg:d="M11291 3949l-2706 1882" svg:viewBox="0 0 2708 1884"><text:p/></draw:connector><draw:connector draw:style-name="gr159" draw:text-style-name="P69" draw:type="line" svg:x1="14.289cm" svg:y1="3.949cm" svg:x2="9.585cm" svg:y2="5.831cm" draw:start-shape="id30" draw:start-glue-point="2" svg:d="M14289 3949l-4704 1882" svg:viewBox="0 0 4706 1884"><text:p/></draw:connector><draw:connector draw:style-name="gr160" draw:text-style-name="P69" draw:type="line" svg:x1="15.288cm" svg:y1="3.949cm" svg:x2="10.585cm" svg:y2="5.831cm" draw:start-shape="id31" draw:start-glue-point="2" svg:d="M15288 3949l-4703 1882" svg:viewBox="0 0 4704 1884"><text:p/></draw:connector><draw:connector draw:style-name="gr161" draw:text-style-name="P69" draw:type="line" svg:x1="16.288cm" svg:y1="3.949cm" svg:x2="11.583cm" svg:y2="5.831cm" draw:start-shape="id32" draw:start-glue-point="2" svg:d="M16288 3949l-4705 1882" svg:viewBox="0 0 4706 1884"><text:p/></draw:connector><draw:connector draw:style-name="gr162" draw:text-style-name="P72" draw:type="line" svg:x1="17.287cm" svg:y1="3.949cm" svg:x2="12.583cm" svg:y2="5.831cm" draw:start-shape="id33" draw:start-glue-point="2" svg:d="M17287 3949l-4704 1882" svg:viewBox="0 0 4706 1884"><text:p text:style-name="P71"><text:span text:style-name="T62">+1</text:span></text:p></draw:connector><draw:custom-shape draw:style-name="gr163" draw:text-style-name="P60" xml:id="id34" draw:id="id34" svg:width="1.001cm" svg:height="1.024cm" svg:x="1.797cm" svg:y="1.18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4" draw:text-style-name="P60" svg:width="0.999cm" svg:height="1.024cm" svg:x="2.797cm" svg:y="1.1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5" draw:text-style-name="P60" svg:width="1.001cm" svg:height="1.024cm" svg:x="3.796cm" svg:y="1.1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6" draw:text-style-name="P60" xml:id="id35" draw:id="id35" svg:width="1.001cm" svg:height="1.024cm" svg:x="4.796cm" svg:y="1.1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7" draw:text-style-name="P60" svg:width="0.999cm" svg:height="1.024cm" svg:x="5.796cm" svg:y="1.18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8" draw:text-style-name="P60" svg:width="1.001cm" svg:height="1.024cm" svg:x="6.794cm" svg:y="1.18cm"><text:p text:style-name="P57"><text:span text:style-name="T5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9" draw:text-style-name="P60" svg:width="1.001cm" svg:height="1.024cm" svg:x="7.794cm" svg:y="1.18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0" draw:text-style-name="P60" svg:width="0.999cm" svg:height="1.024cm" svg:x="8.794cm" svg:y="1.18cm"><text:p text:style-name="P57"><text:span text:style-name="T59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1" draw:text-style-name="P60" svg:width="1.001cm" svg:height="1.024cm" svg:x="9.791cm" svg:y="1.18cm"><text:p text:style-name="P57"><text:span text:style-name="T59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2" draw:text-style-name="P60" xml:id="id36" draw:id="id36" svg:width="1.001cm" svg:height="1.024cm" svg:x="10.791cm" svg:y="1.18cm"><text:p text:style-name="P57"><text:span text:style-name="T5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3" draw:text-style-name="P60" svg:width="1.001cm" svg:height="1.024cm" svg:x="11.791cm" svg:y="1.18cm"><text:p text:style-name="P57"><text:span text:style-name="T59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4" draw:text-style-name="P60" svg:width="0.999cm" svg:height="1.024cm" svg:x="12.791cm" svg:y="1.18cm"><text:p text:style-name="P57"><text:span text:style-name="T59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5" draw:text-style-name="P60" xml:id="id37" draw:id="id37" svg:width="0.999cm" svg:height="1.024cm" svg:x="13.79cm" svg:y="1.18cm"><text:p text:style-name="P57"><text:span text:style-name="T59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6" draw:text-style-name="P60" xml:id="id38" draw:id="id38" svg:width="1.001cm" svg:height="1.024cm" svg:x="14.788cm" svg:y="1.18cm"><text:p text:style-name="P57"><text:span text:style-name="T59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7" draw:text-style-name="P60" xml:id="id39" draw:id="id39" svg:width="1.001cm" svg:height="1.024cm" svg:x="15.788cm" svg:y="1.18cm"><text:p text:style-name="P57"><text:span text:style-name="T59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8" draw:text-style-name="P70" xml:id="id40" draw:id="id40" svg:width="0.999cm" svg:height="1.024cm" svg:x="16.788cm" svg:y="1.18cm"><text:p text:style-name="P57"><text:span text:style-name="T59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179" draw:text-style-name="P63" svg:x1="1.797cm" svg:y1="1.18cm" svg:x2="17.787cm" svg:y2="1.18cm"><text:p text:style-name="P62"><text:span text:style-name="T60">workgroup</text:span></text:p></draw:measure><draw:frame draw:style-name="gr180" draw:text-style-name="P65" svg:width="1.519cm" svg:height="0.699cm" svg:x="0.425cm" svg:y="1.377cm"><draw:text-box><text:p text:style-name="P64"><text:span text:style-name="T61">Indici:</text:span></text:p></draw:text-box></draw:frame><draw:connector draw:style-name="gr181" draw:text-style-name="P69" draw:type="line" svg:x1="17.288cm" svg:y1="3.949cm" svg:x2="17.263cm" svg:y2="5.831cm" draw:start-shape="id33" draw:start-glue-point="2" svg:d="M17288 3949l-25 1882" svg:viewBox="0 0 26 1884"><text:p/></draw:connector><draw:frame draw:style-name="gr182" draw:text-style-name="P65" svg:width="2.821cm" svg:height="1.146cm" svg:x="13.896cm" svg:y="5.831cm"><draw:text-box><text:p text:style-name="P64"><text:span text:style-name="T61">Numero run</text:span></text:p></draw:text-box></draw:frame><draw:connector draw:style-name="gr183" draw:text-style-name="P69" draw:type="line" svg:x1="2.296cm" svg:y1="2.203cm" svg:x2="2.296cm" svg:y2="2.926cm" draw:start-shape="id34" draw:start-glue-point="2" draw:end-shape="id27" draw:end-glue-point="0" svg:d="M2296 2203v723" svg:viewBox="0 0 2 725"><text:p/></draw:connector><draw:connector draw:style-name="gr184" draw:text-style-name="P69" draw:type="line" svg:x1="5.295cm" svg:y1="2.203cm" svg:x2="5.295cm" svg:y2="2.926cm" draw:start-shape="id35" draw:start-glue-point="2" draw:end-shape="id28" draw:end-glue-point="0" svg:d="M5295 2203v723" svg:viewBox="0 0 2 725"><text:p/></draw:connector><draw:connector draw:style-name="gr185" draw:text-style-name="P69" draw:type="line" svg:x1="11.29cm" svg:y1="2.203cm" svg:x2="11.29cm" svg:y2="2.926cm" draw:start-shape="id36" draw:start-glue-point="2" draw:end-shape="id29" draw:end-glue-point="0" svg:d="M11290 2203v723" svg:viewBox="0 0 2 725"><text:p/></draw:connector><draw:connector draw:style-name="gr186" draw:text-style-name="P69" draw:type="line" svg:x1="14.289cm" svg:y1="2.203cm" svg:x2="14.289cm" svg:y2="2.926cm" draw:start-shape="id37" draw:end-shape="id30" draw:end-glue-point="0" svg:d="M14289 2203v723" svg:viewBox="0 0 2 725"><text:p/></draw:connector><draw:connector draw:style-name="gr187" draw:text-style-name="P69" draw:type="line" svg:x1="15.287cm" svg:y1="2.203cm" svg:x2="15.287cm" svg:y2="2.926cm" draw:start-shape="id38" draw:start-glue-point="2" draw:end-shape="id31" draw:end-glue-point="0" svg:d="M15287 2203v723" svg:viewBox="0 0 2 725"><text:p/></draw:connector><draw:connector draw:style-name="gr188" draw:text-style-name="P69" draw:type="line" svg:x1="16.287cm" svg:y1="2.203cm" svg:x2="16.287cm" svg:y2="2.926cm" draw:start-shape="id39" draw:start-glue-point="2" draw:end-shape="id32" draw:end-glue-point="0" svg:d="M16287 2203v723" svg:viewBox="0 0 2 725"><text:p/></draw:connector><draw:connector draw:style-name="gr189" draw:text-style-name="P73" draw:type="line" svg:x1="17.288cm" svg:y1="2.203cm" svg:x2="17.288cm" svg:y2="2.926cm" draw:start-shape="id40" draw:start-glue-point="2" draw:end-shape="id33" draw:end-glue-point="0" svg:d="M17288 2203v723" svg:viewBox="0 0 2 725"><text:p/></draw:connector></draw:g>Disegno <text:sequence text:ref-name="refDrawing6" text:name="Drawing" text:formula="ooow:Drawing+1" style:num-format="1">7</text:sequence>: <text:span text:style-name="T32">Compattazione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soft-page-break/>Per ricavare le run, per ogni elemento dell’array prodotto dal precedente passo, ad eccezione dell’ultimo, si sottrae l’elemento successivo con se stesso.</text:p>
      <text:p text:style-name="P41"><text:span text:style-name="T8">L’ultimo passo</text:span> computa dunque le run e scrive in output in global memory, in pseudocodice per ogni elemento di indice <text:span text:style-name="T8">i </text:span>nell’array <text:span text:style-name="T8">input</text:span>:</text:p>
      <text:p text:style-name="P41"/>
      <text:p text:style-name="P48">if i &lt; numero_run:</text:p>
      <text:p text:style-name="P48"><text:tab/>b = input[i]</text:p>
      <text:p text:style-name="P48"><text:tab/>a = input[i+1]</text:p>
      <text:p text:style-name="P48"><text:tab/>output[i] = b – <text:span text:style-name="T52">b</text:span></text:p>
      <text:p text:style-name="P48"/>
      <text:p text:style-name="P48"><draw:frame draw:style-name="fr1" draw:name="Cornice8" text:anchor-type="paragraph" svg:x="-0.882cm" svg:y="0.238cm" svg:width="18.38cm" draw:z-index="14"><draw:text-box fo:min-height="7.826cm"><text:p text:style-name="Drawing"><draw:g text:anchor-type="paragraph" draw:z-index="15" draw:name="Forma8" draw:style-name="gr84"><draw:custom-shape draw:style-name="gr85" draw:text-style-name="P58" xml:id="id14" draw:id="id14" svg:width="0.953cm" svg:height="1.001cm" svg:x="3.059cm" svg:y="3.819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58" xml:id="id16" draw:id="id16" svg:width="0.953cm" svg:height="1.001cm" svg:x="4.011cm" svg:y="3.819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58" xml:id="id17" draw:id="id17" svg:width="0.952cm" svg:height="1.001cm" svg:x="4.964cm" svg:y="3.819cm"><text:p text:style-name="P57"><text:span text:style-name="T5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8" draw:text-style-name="P58" xml:id="id19" draw:id="id19" svg:width="0.953cm" svg:height="1.001cm" svg:x="5.915cm" svg:y="3.819cm"><text:p text:style-name="P57"><text:span text:style-name="T59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9" draw:text-style-name="P58" xml:id="id22" draw:id="id22" svg:width="0.953cm" svg:height="1.001cm" svg:x="6.867cm" svg:y="3.819cm"><text:p text:style-name="P57"><text:span text:style-name="T59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58" xml:id="id23" draw:id="id23" svg:width="0.953cm" svg:height="1.001cm" svg:x="7.82cm" svg:y="3.819cm"><text:p text:style-name="P57"><text:span text:style-name="T59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70" xml:id="id25" draw:id="id25" svg:width="0.953cm" svg:height="1.001cm" svg:x="8.772cm" svg:y="3.819cm"><text:p text:style-name="P57"><text:span text:style-name="T59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70" svg:width="0.955cm" svg:height="1.001cm" svg:x="13.23cm" svg:y="3.819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frame draw:style-name="gr93" draw:text-style-name="P65" svg:width="3.102cm" svg:height="0.936cm" svg:x="0.085cm" svg:y="3.997cm"><draw:text-box><text:p text:style-name="P64"><text:span text:style-name="T61">Compaction:</text:span></text:p></draw:text-box></draw:frame><draw:custom-shape draw:style-name="gr94" draw:text-style-name="P58" svg:width="0.955cm" svg:height="1.001cm" svg:x="3.059cm" svg:y="2.08cm"><text:p text:style-name="P57"><text:span text:style-name="T59">0</text:span></text:p><draw:enhanced-geometry svg:viewBox="0 0 21600 21600" draw:type="rectangle" draw:enhanced-path="M 0 0 L 21600 0 21600 21600 0 21600 0 0 Z N"/></draw:custom-shape><draw:custom-shape draw:style-name="gr95" draw:text-style-name="P58" svg:width="0.952cm" svg:height="1.001cm" svg:x="4.013cm" svg:y="2.08cm"><text:p text:style-name="P57"><text:span text:style-name="T59">1</text:span></text:p><draw:enhanced-geometry svg:viewBox="0 0 21600 21600" draw:type="rectangle" draw:enhanced-path="M 0 0 L 21600 0 21600 21600 0 21600 0 0 Z N"/></draw:custom-shape><draw:custom-shape draw:style-name="gr96" draw:text-style-name="P58" svg:width="0.952cm" svg:height="1.001cm" svg:x="4.964cm" svg:y="2.08cm"><text:p text:style-name="P57"><text:span text:style-name="T59">2</text:span></text:p><draw:enhanced-geometry svg:viewBox="0 0 21600 21600" draw:type="rectangle" draw:enhanced-path="M 0 0 L 21600 0 21600 21600 0 21600 0 0 Z N"/></draw:custom-shape><draw:custom-shape draw:style-name="gr97" draw:text-style-name="P58" svg:width="0.955cm" svg:height="1.001cm" svg:x="5.915cm" svg:y="2.08cm"><text:p text:style-name="P57"><text:span text:style-name="T59">3</text:span></text:p><draw:enhanced-geometry svg:viewBox="0 0 21600 21600" draw:type="rectangle" draw:enhanced-path="M 0 0 L 21600 0 21600 21600 0 21600 0 0 Z N"/></draw:custom-shape><draw:custom-shape draw:style-name="gr98" draw:text-style-name="P58" svg:width="0.952cm" svg:height="1.001cm" svg:x="6.869cm" svg:y="2.08cm"><text:p text:style-name="P57"><text:span text:style-name="T59">4</text:span></text:p><draw:enhanced-geometry svg:viewBox="0 0 21600 21600" draw:type="rectangle" draw:enhanced-path="M 0 0 L 21600 0 21600 21600 0 21600 0 0 Z N"/></draw:custom-shape><draw:custom-shape draw:style-name="gr99" draw:text-style-name="P58" svg:width="0.953cm" svg:height="1.001cm" svg:x="7.82cm" svg:y="2.08cm"><text:p text:style-name="P57"><text:span text:style-name="T59">5</text:span></text:p><draw:enhanced-geometry svg:viewBox="0 0 21600 21600" draw:type="rectangle" draw:enhanced-path="M 0 0 L 21600 0 21600 21600 0 21600 0 0 Z N"/></draw:custom-shape><draw:custom-shape draw:style-name="gr100" draw:text-style-name="P60" svg:width="0.953cm" svg:height="1.001cm" svg:x="8.772cm" svg:y="2.08cm"><text:p text:style-name="P57"><text:span text:style-name="T59">6</text:span></text:p><draw:enhanced-geometry svg:viewBox="0 0 21600 21600" draw:type="rectangle" draw:enhanced-path="M 0 0 L 21600 0 21600 21600 0 21600 0 0 Z N"/></draw:custom-shape><draw:custom-shape draw:style-name="gr101" draw:text-style-name="P60" svg:width="0.952cm" svg:height="1.001cm" svg:x="9.725cm" svg:y="2.08cm"><text:p text:style-name="P57"><text:span text:style-name="T59">7</text:span></text:p><draw:enhanced-geometry svg:viewBox="0 0 21600 21600" draw:type="rectangle" draw:enhanced-path="M 0 0 L 21600 0 21600 21600 0 21600 0 0 Z N"/></draw:custom-shape><draw:custom-shape draw:style-name="gr102" draw:text-style-name="P60" svg:width="0.955cm" svg:height="1.001cm" svg:x="10.675cm" svg:y="2.08cm"><text:p text:style-name="P57"><text:span text:style-name="T59">8</text:span></text:p><draw:enhanced-geometry svg:viewBox="0 0 21600 21600" draw:type="rectangle" draw:enhanced-path="M 0 0 L 21600 0 21600 21600 0 21600 0 0 Z N"/></draw:custom-shape><draw:custom-shape draw:style-name="gr103" draw:text-style-name="P60" svg:width="0.952cm" svg:height="1.001cm" svg:x="11.63cm" svg:y="2.08cm"><text:p text:style-name="P57"><text:span text:style-name="T59">9</text:span></text:p><draw:enhanced-geometry svg:viewBox="0 0 21600 21600" draw:type="rectangle" draw:enhanced-path="M 0 0 L 21600 0 21600 21600 0 21600 0 0 Z N"/></draw:custom-shape><draw:custom-shape draw:style-name="gr104" draw:text-style-name="P60" svg:width="0.955cm" svg:height="1.001cm" svg:x="12.58cm" svg:y="2.08cm"><text:p text:style-name="P57"><text:span text:style-name="T59">10</text:span></text:p><draw:enhanced-geometry svg:viewBox="0 0 21600 21600" draw:type="rectangle" draw:enhanced-path="M 0 0 L 21600 0 21600 21600 0 21600 0 0 Z N"/></draw:custom-shape><draw:custom-shape draw:style-name="gr105" draw:text-style-name="P60" svg:width="0.953cm" svg:height="1.001cm" svg:x="13.535cm" svg:y="2.08cm"><text:p text:style-name="P57"><text:span text:style-name="T59">11</text:span></text:p><draw:enhanced-geometry svg:viewBox="0 0 21600 21600" draw:type="rectangle" draw:enhanced-path="M 0 0 L 21600 0 21600 21600 0 21600 0 0 Z N"/></draw:custom-shape><draw:custom-shape draw:style-name="gr106" draw:text-style-name="P60" svg:width="0.952cm" svg:height="1.001cm" svg:x="14.487cm" svg:y="2.08cm"><text:p text:style-name="P57"><text:span text:style-name="T59">12</text:span></text:p><draw:enhanced-geometry svg:viewBox="0 0 21600 21600" draw:type="rectangle" draw:enhanced-path="M 0 0 L 21600 0 21600 21600 0 21600 0 0 Z N"/></draw:custom-shape><draw:custom-shape draw:style-name="gr107" draw:text-style-name="P60" svg:width="0.953cm" svg:height="1.001cm" svg:x="15.438cm" svg:y="2.08cm"><text:p text:style-name="P57"><text:span text:style-name="T59">13</text:span></text:p><draw:enhanced-geometry svg:viewBox="0 0 21600 21600" draw:type="rectangle" draw:enhanced-path="M 0 0 L 21600 0 21600 21600 0 21600 0 0 Z N"/></draw:custom-shape><draw:custom-shape draw:style-name="gr108" draw:text-style-name="P60" svg:width="0.952cm" svg:height="1.001cm" svg:x="16.39cm" svg:y="2.08cm"><text:p text:style-name="P57"><text:span text:style-name="T59">14</text:span></text:p><draw:enhanced-geometry svg:viewBox="0 0 21600 21600" draw:type="rectangle" draw:enhanced-path="M 0 0 L 21600 0 21600 21600 0 21600 0 0 Z N"/></draw:custom-shape><draw:custom-shape draw:style-name="gr109" draw:text-style-name="P61" svg:width="0.953cm" svg:height="1.001cm" svg:x="17.341cm" svg:y="2.08cm"><text:p text:style-name="P57"><text:span text:style-name="T59">15</text:span></text:p><draw:enhanced-geometry svg:viewBox="0 0 21600 21600" draw:type="rectangle" draw:enhanced-path="M 0 0 L 21600 0 21600 21600 0 21600 0 0 Z N"/></draw:custom-shape><draw:measure draw:style-name="gr110" draw:text-style-name="P63" svg:x1="3.059cm" svg:y1="2.08cm" svg:x2="18.293cm" svg:y2="2.08cm"><text:p text:style-name="P62"><text:span text:style-name="T60">workgroup</text:span></text:p></draw:measure><draw:frame draw:style-name="gr111" draw:text-style-name="P65" svg:width="1.519cm" svg:height="0.699cm" svg:x="1.754cm" svg:y="2.272cm"><draw:text-box><text:p text:style-name="P64"><text:span text:style-name="T61">Indici:</text:span></text:p></draw:text-box></draw:frame><draw:frame draw:style-name="gr112" draw:text-style-name="P65" svg:width="2.837cm" svg:height="1.146cm" svg:x="10.393cm" svg:y="3.819cm"><draw:text-box><text:p text:style-name="P64"><text:span text:style-name="T61">Numero run:</text:span></text:p></draw:text-box></draw:frame><draw:custom-shape draw:style-name="gr113" draw:text-style-name="P58" xml:id="id15" draw:id="id15" svg:width="0.953cm" svg:height="1.001cm" svg:x="3.059cm" svg:y="6.33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58" xml:id="id18" draw:id="id18" svg:width="0.952cm" svg:height="1.001cm" svg:x="4.011cm" svg:y="6.338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58" xml:id="id20" draw:id="id20" svg:width="0.952cm" svg:height="1.001cm" svg:x="4.962cm" svg:y="6.338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6" draw:text-style-name="P58" xml:id="id21" draw:id="id21" svg:width="0.955cm" svg:height="1.001cm" svg:x="5.913cm" svg:y="6.33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58" xml:id="id26" draw:id="id26" svg:width="0.952cm" svg:height="1.001cm" svg:x="6.867cm" svg:y="6.338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58" xml:id="id24" draw:id="id24" svg:width="0.953cm" svg:height="1.001cm" svg:x="7.818cm" svg:y="6.338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onnector draw:style-name="gr119" draw:text-style-name="P69" draw:type="line" svg:x1="3.535cm" svg:y1="4.819cm" svg:x2="3.535cm" svg:y2="6.338cm" draw:start-shape="id14" draw:start-glue-point="2" draw:end-shape="id15" draw:end-glue-point="0" svg:d="M3535 4819v1519" svg:viewBox="0 0 2 1520"><text:p/></draw:connector><draw:connector draw:style-name="gr120" draw:text-style-name="P69" draw:type="line" svg:x1="4.487cm" svg:y1="4.819cm" svg:x2="3.535cm" svg:y2="6.338cm" draw:start-shape="id16" draw:start-glue-point="2" draw:end-shape="id15" draw:end-glue-point="0" svg:d="M4487 4819l-952 1519" svg:viewBox="0 0 954 1520"><text:p/></draw:connector><draw:connector draw:style-name="gr121" draw:text-style-name="P69" draw:type="line" svg:x1="5.438cm" svg:y1="4.819cm" svg:x2="4.486cm" svg:y2="6.338cm" draw:start-shape="id17" draw:start-glue-point="2" draw:end-shape="id18" draw:end-glue-point="0" svg:d="M5438 4819l-952 1519" svg:viewBox="0 0 954 1520"><text:p/></draw:connector><draw:connector draw:style-name="gr122" draw:text-style-name="P69" draw:type="line" svg:x1="4.487cm" svg:y1="4.819cm" svg:x2="4.486cm" svg:y2="6.338cm" draw:start-shape="id16" draw:start-glue-point="2" draw:end-shape="id18" draw:end-glue-point="0" svg:d="M4487 4819l-1 1519" svg:viewBox="0 0 4 1520"><text:p/></draw:connector><draw:connector draw:style-name="gr123" draw:text-style-name="P69" draw:type="line" svg:x1="6.392cm" svg:y1="4.819cm" svg:x2="5.437cm" svg:y2="6.338cm" draw:start-shape="id19" draw:start-glue-point="2" draw:end-shape="id20" draw:end-glue-point="0" svg:d="M6392 4819l-955 1519" svg:viewBox="0 0 956 1520"><text:p/></draw:connector><draw:connector draw:style-name="gr124" draw:text-style-name="P69" draw:type="line" svg:x1="6.391cm" svg:y1="4.819cm" svg:x2="6.389cm" svg:y2="6.338cm" draw:start-shape="id19" draw:start-glue-point="2" draw:end-shape="id21" draw:end-glue-point="0" svg:d="M6391 4819l-2 1519" svg:viewBox="0 0 4 1520"><text:p/></draw:connector><draw:connector draw:style-name="gr125" draw:text-style-name="P69" draw:type="line" svg:x1="7.343cm" svg:y1="4.819cm" svg:x2="6.389cm" svg:y2="6.338cm" draw:start-shape="id22" draw:start-glue-point="2" draw:end-shape="id21" draw:end-glue-point="0" svg:d="M7343 4819l-954 1519" svg:viewBox="0 0 956 1520"><text:p/></draw:connector><draw:connector draw:style-name="gr126" draw:text-style-name="P69" draw:type="line" svg:x1="8.296cm" svg:y1="4.819cm" svg:x2="8.294cm" svg:y2="6.338cm" draw:start-shape="id23" draw:start-glue-point="2" draw:end-shape="id24" draw:end-glue-point="0" svg:d="M8296 4819l-2 1519" svg:viewBox="0 0 4 1520"><text:p/></draw:connector><draw:connector draw:style-name="gr127" draw:text-style-name="P69" draw:type="line" svg:x1="9.248cm" svg:y1="4.819cm" svg:x2="8.294cm" svg:y2="6.338cm" draw:start-shape="id25" draw:start-glue-point="2" draw:end-shape="id24" draw:end-glue-point="0" svg:d="M9248 4819l-954 1519" svg:viewBox="0 0 956 1520"><text:p/></draw:connector><draw:connector draw:style-name="gr128" draw:text-style-name="P69" draw:type="line" svg:x1="8.297cm" svg:y1="4.819cm" svg:x2="7.342cm" svg:y2="6.338cm" draw:start-shape="id23" draw:start-glue-point="2" draw:end-shape="id26" draw:end-glue-point="0" svg:d="M8297 4819l-955 1519" svg:viewBox="0 0 956 1520"><text:p/></draw:connector><draw:measure draw:style-name="gr129" draw:text-style-name="P67" svg:x1="3.059cm" svg:y1="2.08cm" svg:x2="8.772cm" svg:y2="2.08cm"><text:p text:style-name="P66"><text:span text:style-name="T61">Numero run</text:span></text:p></draw:measure></draw:g>Disegno <text:sequence text:ref-name="refDrawing7" text:name="Drawing" text:formula="ooow:Drawing+1" style:num-format="1">8</text:sequence>: Output di parle</text:p></draw:text-box></draw:frame></text:p>
      <text:p text:style-name="P49">A differenza di un run-length encoding, su cui è stato basato il passaggio, non vengono salvati i simboli, in quanto tale array non sarebbe altro che alternarsi di 0 e 1, e si assume che la prima e l’ultima run siano le quiet zone o margini del codice a barre, quindi tutte le run di indice dispari saranno considerate come 1, di indice pari come 0.</text:p>
      <text:p text:style-name="P49"/>
      <text:p text:style-name="P53">Minimo e massimo</text:p>
      <text:p text:style-name="P49">Il minimo e il massimo viene calcolato su tutte le run, ad eccezione della prima e della seconda ( quiet zone ), usando riduzione e sliding window e griglia di lancio esattamente come in precedenza, il risultato viene scritto in un secondo array di coppie, rispettivamente il minimo e il massimo.</text:p>
      <text:p text:style-name="P49"/>
      <text:p text:style-name="P54">Normalizzazione </text:p>
      <text:p text:style-name="P50">Il passaggio di normalizzazione classifica ogni run in quattro classi usando il valore massimo e minimo computato in precedenza: <text:span text:style-name="T53">si confronta la run, cui viene sottratta del minimo, con un valore di riferimento uguale al massimo sottratto del minimo, viene dunque classificata come:</text:span></text:p>
      <text:list xml:id="list3960582304" text:style-name="L2">
        <text:list-item>
          <text:p text:style-name="P42">se è minore o uguale di un quarto del valore di riferimento o è un estremo.</text:p>
        </text:list-item>
        <text:list-item>
          <text:p text:style-name="P42">se è minore o uguale di un mezzo del valore di riferimento</text:p>
        </text:list-item>
        <text:list-item>
          <text:p text:style-name="P42">se è minore o uguale di un mezzo e un quarto del valore di riferimento</text:p>
        </text:list-item>
        <text:list-item>
          <text:p text:style-name="P42">se è minore o uguale del valore di riferimento </text:p>
        </text:list-item>
      </text:list>
      <text:p text:style-name="P52"><text:span text:style-name="T50">Grazie alla normalizzazione, è possibile scompattare le run e produrre sequenze con al massimo quattro ripetizioni.</text:span></text:p>
      <text:p text:style-name="P54"><text:soft-page-break/>Run-length decoding</text:p>
      <text:p text:style-name="P51">L’ultimo passaggio <text:span text:style-name="T57">decomprime le nuove run in sequenze binarie di 1 e 0</text:span><text:span text:style-name="T54">, </text:span><text:span text:style-name="T57">essendo le strategie usate già affrontate, </text:span><text:span text:style-name="T54">questo non verrà discusso in maniera esaustiva e sarà accompagnato da un disegno esemplificativo.</text:span></text:p>
      <text:p text:style-name="P51">Come l’encoding, questo passaggio usa sliding window, map e reduce:</text:p>
      <text:p text:style-name="P51"/>
      <text:list xml:id="list3675702654" text:style-name="L4">
        <text:list-item>
          <text:p text:style-name="P43">Il primo passo consiste nel copiare in local memory la sequenza compressa delle run e eseguire un <text:span text:style-name="T54">prefix sum</text:span> <text:span text:style-name="T54">inplace</text:span>, questo permette, <text:span text:style-name="T54">c</text:span>ome in precedenza, <text:span text:style-name="T54">di identificare delle posizioni di output, </text:span><text:span text:style-name="T55">l’</text:span><text:span text:style-name="T54">ultimo elemento </text:span><text:span text:style-name="T55">sommato a 1 </text:span><text:span text:style-name="T54">indica la </text:span><text:span text:style-name="T56">dimensione</text:span><text:span text:style-name="T54"> della sequenza </text:span><text:span text:style-name="T55">in output.</text:span></text:p>
        </text:list-item>
        <text:list-item>
          <text:p text:style-name="P44">Si prepara un array ponendo tutti gli elementi a zero, per ogni elemento ricavato dallo scorso passaggio, setteremo a 1 i corrispondenti indici su questo nuovo array.</text:p>
        </text:list-item>
        <text:list-item>
          <text:p text:style-name="P45">Si <text:span text:style-name="T56">applica nuovamente il prefix sum all’array alla sequenza.</text:span></text:p>
        </text:list-item>
        <text:list-item>
          <text:p text:style-name="P46">Si applica una map alla sequenza, se l’elemento è pari questo diventa 0, altrimenti 1.</text:p>
        </text:list-item>
        <text:list-item>
          <text:p text:style-name="P46"><draw:g text:anchor-type="paragraph" draw:z-index="16" draw:name="Forma9" draw:style-name="gr2"><draw:custom-shape draw:style-name="gr3" draw:text-style-name="P58" svg:width="0.81cm" svg:height="1.079cm" svg:x="3.271cm" svg:y="4.634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58" svg:width="0.809cm" svg:height="1.079cm" svg:x="4.082cm" svg:y="4.634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8" svg:width="0.809cm" svg:height="1.079cm" svg:x="4.89cm" svg:y="4.634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58" svg:width="0.81cm" svg:height="1.079cm" svg:x="5.698cm" svg:y="4.634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8" svg:width="0.807cm" svg:height="1.079cm" svg:x="6.507cm" svg:y="4.634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58" svg:width="0.812cm" svg:height="1.079cm" svg:x="7.312cm" svg:y="4.634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8" xml:id="id1" draw:id="id1" svg:width="0.81cm" svg:height="1.08cm" svg:x="3.271cm" svg:y="6.269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58" xml:id="id3" draw:id="id3" svg:width="0.809cm" svg:height="1.08cm" svg:x="4.082cm" svg:y="6.269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58" xml:id="id5" draw:id="id5" svg:width="0.809cm" svg:height="1.08cm" svg:x="4.89cm" svg:y="6.269cm"><text:p text:style-name="P57"><text:span text:style-name="T59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58" xml:id="id7" draw:id="id7" svg:width="0.81cm" svg:height="1.08cm" svg:x="5.698cm" svg:y="6.269cm"><text:p text:style-name="P57"><text:span text:style-name="T5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58" xml:id="id9" draw:id="id9" svg:width="0.807cm" svg:height="1.08cm" svg:x="6.507cm" svg:y="6.269cm"><text:p text:style-name="P57"><text:span text:style-name="T59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58" xml:id="id11" draw:id="id11" svg:width="0.812cm" svg:height="1.08cm" svg:x="7.312cm" svg:y="6.269cm"><text:p text:style-name="P57"><text:span text:style-name="T59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59" svg:width="0.812cm" svg:height="1.077cm" svg:x="3.274cm" svg:y="3.21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59" svg:width="0.807cm" svg:height="1.077cm" svg:x="4.085cm" svg:y="3.21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59" svg:width="0.809cm" svg:height="1.077cm" svg:x="4.892cm" svg:y="3.212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59" svg:width="0.809cm" svg:height="1.077cm" svg:x="5.699cm" svg:y="3.212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59" svg:width="0.809cm" svg:height="1.077cm" svg:x="6.509cm" svg:y="3.212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59" svg:width="0.812cm" svg:height="1.077cm" svg:x="7.315cm" svg:y="3.212cm"><text:p text:style-name="P57"><text:span text:style-name="T5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60" svg:width="0.809cm" svg:height="1.077cm" svg:x="8.127cm" svg:y="3.212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60" svg:width="0.809cm" svg:height="1.077cm" svg:x="8.934cm" svg:y="3.212cm"><text:p text:style-name="P57"><text:span text:style-name="T59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60" svg:width="0.809cm" svg:height="1.077cm" svg:x="9.742cm" svg:y="3.212cm"><text:p text:style-name="P57"><text:span text:style-name="T59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60" svg:width="0.81cm" svg:height="1.077cm" svg:x="10.55cm" svg:y="3.212cm"><text:p text:style-name="P57"><text:span text:style-name="T59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60" svg:width="0.809cm" svg:height="1.077cm" svg:x="11.358cm" svg:y="3.212cm"><text:p text:style-name="P57"><text:span text:style-name="T59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60" svg:width="0.807cm" svg:height="1.077cm" svg:x="12.168cm" svg:y="3.212cm"><text:p text:style-name="P57"><text:span text:style-name="T59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60" svg:width="0.807cm" svg:height="1.077cm" svg:x="12.977cm" svg:y="3.212cm"><text:p text:style-name="P57"><text:span text:style-name="T59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60" svg:width="0.809cm" svg:height="1.077cm" svg:x="13.783cm" svg:y="3.212cm"><text:p text:style-name="P57"><text:span text:style-name="T59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60" svg:width="0.812cm" svg:height="1.077cm" svg:x="14.591cm" svg:y="3.212cm"><text:p text:style-name="P57"><text:span text:style-name="T59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61" svg:width="0.807cm" svg:height="1.077cm" svg:x="15.403cm" svg:y="3.212cm"><text:p text:style-name="P57"><text:span text:style-name="T59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31" draw:text-style-name="P63" svg:x1="3.274cm" svg:y1="3.214cm" svg:x2="16.208cm" svg:y2="3.214cm"><text:p text:style-name="P62"><text:span text:style-name="T60">workgroup</text:span></text:p></draw:measure><draw:frame draw:style-name="gr32" draw:text-style-name="P65" svg:width="2.091cm" svg:height="1.161cm" svg:x="0.88cm" svg:y="3.42cm"><draw:text-box><text:p text:style-name="P64"><text:span text:style-name="T61">Indici:</text:span></text:p></draw:text-box></draw:frame><draw:measure draw:style-name="gr33" draw:text-style-name="P67" svg:x1="3.274cm" svg:y1="3.212cm" svg:x2="8.126cm" svg:y2="3.212cm"><text:p text:style-name="P66"><text:span text:style-name="T61">Numero run</text:span></text:p></draw:measure><draw:custom-shape draw:style-name="gr34" draw:text-style-name="P68" svg:width="0.81cm" svg:height="1.077cm" svg:x="3.271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68" svg:width="0.809cm" svg:height="1.077cm" svg:x="4.082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68" xml:id="id2" draw:id="id2" svg:width="0.809cm" svg:height="1.077cm" svg:x="4.89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68" svg:width="0.81cm" svg:height="1.077cm" svg:x="5.698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68" svg:width="0.807cm" svg:height="1.077cm" svg:x="6.507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68" svg:width="0.812cm" svg:height="1.077cm" svg:x="7.312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68" xml:id="id4" draw:id="id4" svg:width="0.809cm" svg:height="1.077cm" svg:x="8.123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8" svg:width="0.809cm" svg:height="1.077cm" svg:x="8.931cm" svg:y="8.705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68" xml:id="id6" draw:id="id6" svg:width="0.809cm" svg:height="1.077cm" svg:x="9.739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3" draw:text-style-name="P68" xml:id="id8" draw:id="id8" svg:width="0.807cm" svg:height="1.077cm" svg:x="10.55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68" xml:id="id10" draw:id="id10" svg:width="0.809cm" svg:height="1.077cm" svg:x="11.358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68" xml:id="id12" draw:id="id12" svg:width="0.81cm" svg:height="1.077cm" svg:x="12.164cm" svg:y="8.705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onnector draw:style-name="gr46" draw:text-style-name="P69" draw:type="line" svg:x1="3.674cm" svg:y1="7.348cm" svg:x2="5.293cm" svg:y2="8.705cm" draw:start-shape="id1" draw:start-glue-point="2" draw:end-shape="id2" draw:end-glue-point="0" svg:d="M3674 7348l1619 1357" svg:viewBox="0 0 1621 1358"><text:p/></draw:connector><draw:connector draw:style-name="gr47" draw:text-style-name="P69" draw:type="line" svg:x1="4.486cm" svg:y1="7.348cm" svg:x2="8.527cm" svg:y2="8.705cm" draw:start-shape="id3" draw:start-glue-point="2" draw:end-shape="id4" draw:end-glue-point="0" svg:d="M4486 7348l4041 1357" svg:viewBox="0 0 4043 1358"><text:p/></draw:connector><draw:connector draw:style-name="gr48" draw:text-style-name="P69" draw:type="line" svg:x1="5.294cm" svg:y1="7.348cm" svg:x2="10.143cm" svg:y2="8.705cm" draw:start-shape="id5" draw:start-glue-point="2" draw:end-shape="id6" draw:end-glue-point="0" svg:d="M5294 7348l4849 1357" svg:viewBox="0 0 4851 1358"><text:p/></draw:connector><draw:connector draw:style-name="gr49" draw:text-style-name="P69" draw:type="line" svg:x1="6.102cm" svg:y1="7.348cm" svg:x2="10.953cm" svg:y2="8.705cm" draw:start-shape="id7" draw:start-glue-point="2" draw:end-shape="id8" draw:end-glue-point="0" svg:d="M6102 7348l4851 1357" svg:viewBox="0 0 4852 1358"><text:p/></draw:connector><draw:connector draw:style-name="gr50" draw:text-style-name="P69" draw:type="line" svg:x1="6.909cm" svg:y1="7.348cm" svg:x2="11.762cm" svg:y2="8.705cm" draw:start-shape="id9" draw:start-glue-point="2" draw:end-shape="id10" draw:end-glue-point="0" svg:d="M6909 7348l4853 1357" svg:viewBox="0 0 4854 1358"><text:p/></draw:connector><draw:connector draw:style-name="gr51" draw:text-style-name="P69" draw:type="line" svg:x1="7.717cm" svg:y1="7.348cm" svg:x2="12.568cm" svg:y2="8.705cm" draw:start-shape="id11" draw:start-glue-point="2" draw:end-shape="id12" draw:end-glue-point="0" svg:d="M7717 7348l4851 1357" svg:viewBox="0 0 4852 1358"><text:p/></draw:connector><draw:custom-shape draw:style-name="gr52" draw:text-style-name="P68" svg:width="0.81cm" svg:height="1.079cm" svg:x="3.271cm" svg:y="10.513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3" draw:text-style-name="P68" svg:width="0.809cm" svg:height="1.079cm" svg:x="4.082cm" svg:y="10.513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4" draw:text-style-name="P68" svg:width="0.809cm" svg:height="1.079cm" svg:x="4.89cm" svg:y="10.513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5" draw:text-style-name="P68" svg:width="0.81cm" svg:height="1.079cm" svg:x="5.698cm" svg:y="10.513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68" svg:width="0.807cm" svg:height="1.079cm" svg:x="6.507cm" svg:y="10.513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68" svg:width="0.812cm" svg:height="1.079cm" svg:x="7.312cm" svg:y="10.513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68" svg:width="0.809cm" svg:height="1.079cm" svg:x="8.123cm" svg:y="10.513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68" svg:width="0.809cm" svg:height="1.079cm" svg:x="8.931cm" svg:y="10.513cm"><text:p text:style-name="P57"><text:span text:style-name="T59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68" svg:width="0.809cm" svg:height="1.079cm" svg:x="9.739cm" svg:y="10.513cm"><text:p text:style-name="P57"><text:span text:style-name="T59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68" svg:width="0.807cm" svg:height="1.079cm" svg:x="10.55cm" svg:y="10.513cm"><text:p text:style-name="P57"><text:span text:style-name="T59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68" svg:width="0.809cm" svg:height="1.079cm" svg:x="11.358cm" svg:y="10.513cm"><text:p text:style-name="P57"><text:span text:style-name="T59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68" svg:width="0.81cm" svg:height="1.079cm" svg:x="12.164cm" svg:y="10.513cm"><text:p text:style-name="P57"><text:span text:style-name="T59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68" svg:width="0.81cm" svg:height="1.079cm" svg:x="3.271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5" draw:text-style-name="P68" svg:width="0.809cm" svg:height="1.079cm" svg:x="4.082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6" draw:text-style-name="P68" svg:width="0.809cm" svg:height="1.079cm" svg:x="4.89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7" draw:text-style-name="P68" svg:width="0.81cm" svg:height="1.079cm" svg:x="5.698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8" draw:text-style-name="P68" svg:width="0.807cm" svg:height="1.079cm" svg:x="6.507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68" svg:width="0.812cm" svg:height="1.079cm" svg:x="7.312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68" svg:width="0.809cm" svg:height="1.079cm" svg:x="8.123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68" svg:width="0.809cm" svg:height="1.079cm" svg:x="8.931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68" svg:width="0.809cm" svg:height="1.079cm" svg:x="9.739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3" draw:text-style-name="P68" svg:width="0.807cm" svg:height="1.079cm" svg:x="10.55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68" svg:width="0.809cm" svg:height="1.079cm" svg:x="11.358cm" svg:y="12.322cm"><text:p text:style-name="P57"><text:span text:style-name="T59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68" svg:width="0.81cm" svg:height="1.079cm" svg:x="12.164cm" svg:y="12.322cm"><text:p text:style-name="P57"><text:span text:style-name="T59">0</text:span></text:p><draw:enhanced-geometry svg:viewBox="0 0 21600 21600" draw:mirror-horizontal="false" draw:mirror-vertical="false" draw:type="rectangle" draw:enhanced-path="M 0 0 L 21600 0 21600 21600 0 21600 0 0 Z N"/></draw:custom-shape><draw:frame draw:style-name="gr76" draw:text-style-name="P65" svg:width="3.158cm" svg:height="0.708cm" svg:x="-0.261cm" svg:y="6.445cm"><draw:text-box><text:p text:style-name="P64"><text:span text:style-name="T61">1. Scan inplace</text:span></text:p></draw:text-box></draw:frame><draw:frame draw:style-name="gr77" draw:text-style-name="P65" svg:width="1.368cm" svg:height="0.71cm" svg:x="0.983cm" svg:y="4.923cm"><draw:text-box><text:p text:style-name="P64"><text:span text:style-name="T61">Input</text:span></text:p></draw:text-box></draw:frame><draw:frame draw:style-name="gr78" draw:text-style-name="P65" svg:width="2.511cm" svg:height="0.708cm" svg:x="0.189cm" svg:y="8.902cm"><draw:text-box><text:p text:style-name="P64"><text:span text:style-name="T61">2. Set indici</text:span></text:p></draw:text-box></draw:frame><draw:frame draw:style-name="gr79" draw:text-style-name="P65" svg:width="3.158cm" svg:height="0.71cm" svg:x="-0.261cm" svg:y="10.802cm"><draw:text-box><text:p text:style-name="P64"><text:span text:style-name="T61">3. Scan inplace</text:span></text:p></draw:text-box></draw:frame><draw:frame draw:style-name="gr80" draw:text-style-name="P65" svg:width="3.698cm" svg:height="0.708cm" svg:x="-0.64cm" svg:y="12.61cm"><draw:text-box><text:p text:style-name="P64"><text:span text:style-name="T61">4. Map pari dispari</text:span></text:p></draw:text-box></draw:frame><draw:custom-shape draw:style-name="gr81" draw:text-style-name="P70" xml:id="id13" draw:id="id13" svg:width="0.81cm" svg:height="1.079cm" svg:x="15.715cm" svg:y="12.324cm"><text:p text:style-name="P57"><text:span text:style-name="T59">12</text:span></text:p><draw:enhanced-geometry svg:viewBox="0 0 21600 21600" draw:mirror-horizontal="false" draw:mirror-vertical="false" draw:type="rectangle" draw:enhanced-path="M 0 0 L 21600 0 21600 21600 0 21600 0 0 Z N"/></draw:custom-shape><draw:frame draw:style-name="gr82" draw:text-style-name="P67" svg:width="2.777cm" svg:height="1.161cm" svg:x="14.791cm" svg:y="13.681cm"><draw:text-box><text:p text:style-name="P71"><text:span text:style-name="T61">Dimensione output</text:span></text:p></draw:text-box></draw:frame><draw:connector draw:style-name="gr83" draw:text-style-name="P69" svg:x1="8.123cm" svg:y1="6.808cm" svg:x2="16.118cm" svg:y2="12.323cm" draw:start-shape="id11" draw:start-glue-point="1" draw:end-shape="id13" draw:end-glue-point="0" svg:d="M8123 6808h7995v5515" svg:viewBox="0 0 7997 5517"><text:p/></draw:connector></draw:g><draw:frame text:anchor-type="paragraph" draw:z-index="17" draw:name="Forma10" draw:style-name="gr1" draw:text-style-name="P56" svg:width="0.914cm" svg:height="0.53cm" svg:x="15.595cm" svg:y="6.279cm"><draw:text-box><text:p text:style-name="P55"><text:span text:style-name="T58">+</text:span><text:span text:style-name="T58">1</text:span></text:p></draw:text-box></draw:frame>Infine si salva in global memory la sequenz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6T20:53:10.305472534</dc:date>
    <meta:editing-duration>PT2H39M45S</meta:editing-duration>
    <meta:editing-cycles>14</meta:editing-cycles>
    <meta:generator>LibreOffice/7.1.4.2$Linux_X86_64 LibreOffice_project/10$Build-2</meta:generator>
    <meta:document-statistic meta:table-count="0" meta:image-count="0" meta:object-count="0" meta:page-count="7" meta:paragraph-count="83" meta:word-count="1597" meta:character-count="9685" meta:non-whitespace-character-count="8157"/>
  </office:meta>
</office:document-meta>
</file>